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Consolas" svg:font-family="Consolas, monospace"/>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Arial, Tahoma, Calibri, Geneva, sans-serif"/>
    <style:font-face style:name="inherit" svg:font-family="inherit"/>
    <style:font-face style:name="monospace" svg:font-family="monospace, monospace"/>
    <style:font-face style:name="sofia-pro" svg:font-family="sofia-pro, sans-serif"/>
    <style:font-face style:name="urw-din" svg:font-family="urw-din, sans-serif"/>
  </office:font-face-decls>
  <office:automatic-styles>
    <style:style style:name="Table1" style:family="table">
      <style:table-properties style:width="26.13cm" fo:margin-left="-2cm" table:align="left"/>
    </style:style>
    <style:style style:name="Table1.A" style:family="table-column">
      <style:table-column-properties style:column-width="26.13cm"/>
    </style:style>
    <style:style style:name="Table1.A1" style:family="table-cell">
      <style:table-cell-properties style:vertical-align="bottom" fo:padding-left="0.191cm" fo:padding-right="0.191cm" fo:padding-top="0.049cm" fo:padding-bottom="0.049cm" fo:border="1pt solid #000000"/>
    </style:style>
    <style:style style:name="Table1.A2" style:family="table-cell">
      <style:table-cell-properties style:vertical-align="bottom" fo:padding-left="0cm" fo:padding-right="0.191cm" fo:padding-top="0cm" fo:padding-bottom="0.049cm" fo:border-left="none" fo:border-right="1pt solid #000000" fo:border-top="none" fo:border-bottom="1pt solid #000000"/>
    </style:style>
    <style:style style:name="Table1.4" style:family="table-row">
      <style:table-row-properties style:min-row-height="4.304cm"/>
    </style:style>
    <style:style style:name="Table1.5" style:family="table-row">
      <style:table-row-properties style:min-row-height="0.485cm"/>
    </style:style>
    <style:style style:name="Table1.13" style:family="table-row">
      <style:table-row-properties style:min-row-height="0.399cm"/>
    </style:style>
    <style:style style:name="Table1.A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A45" style:family="table-cell">
      <style:table-cell-properties style:vertical-align="middle" fo:background-color="#ffff00" fo:padding="0cm" fo:border="none">
        <style:background-image/>
      </style:table-cell-properties>
    </style:style>
    <style:style style:name="Table2" style:family="table">
      <style:table-properties style:width="25.94cm" table:align="margins"/>
    </style:style>
    <style:style style:name="Table2.A" style:family="table-column">
      <style:table-column-properties style:column-width="9.208cm" style:rel-column-width="23262*"/>
    </style:style>
    <style:style style:name="Table2.B" style:family="table-column">
      <style:table-column-properties style:column-width="16.732cm" style:rel-column-width="42273*"/>
    </style:style>
    <style:style style:name="Table2.A1" style:family="table-cell">
      <style:table-cell-properties style:writing-mode="page"/>
    </style:style>
    <style:style style:name="Table2" style:family="table">
      <style:table-properties style:width="25.94cm" table:align="margins"/>
    </style:style>
    <style:style style:name="Table2.A" style:family="table-column">
      <style:table-column-properties style:column-width="9.208cm" style:rel-column-width="23262*"/>
    </style:style>
    <style:style style:name="Table2.B" style:family="table-column">
      <style:table-column-properties style:column-width="16.732cm" style:rel-column-width="42273*"/>
    </style:style>
    <style:style style:name="Table2.A1" style:family="table-cell">
      <style:table-cell-properties style:writing-mode="page"/>
    </style:style>
    <style:style style:name="P1" style:family="paragraph" style:parent-style-name="Heading_20_1">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0pt" fo:letter-spacing="normal" fo:font-style="normal" fo:font-weight="normal" style:font-size-asian="10pt" style:font-size-complex="10pt" loext:padding="0cm" loext:border="none"/>
    </style:style>
    <style:style style:name="P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0pt" fo:letter-spacing="normal" fo:font-style="normal" fo:font-weight="normal" style:font-size-asian="10pt" style:font-size-complex="10pt" loext:padding="0cm" loext:border="none"/>
    </style:style>
    <style:style style:name="P3" style:family="paragraph" style:parent-style-name="Heading_20_1">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1pt" fo:letter-spacing="normal" fo:font-style="normal" fo:font-weight="normal" style:font-size-asian="11pt" style:font-size-complex="11pt" loext:padding="0cm" loext:border="none"/>
    </style:style>
    <style:style style:name="P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1pt" fo:letter-spacing="normal" fo:font-style="normal" fo:font-weight="normal" style:font-size-asian="11pt" style:font-size-complex="11pt" loext:padding="0cm" loext:border="none"/>
    </style:style>
    <style:style style:name="P5" style:family="paragraph" style:parent-style-name="Heading_20_1">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2pt" fo:letter-spacing="normal" fo:font-style="normal" fo:font-weight="normal" style:font-size-asian="12pt" style:font-size-complex="12pt" loext:padding="0cm" loext:border="none"/>
    </style:style>
    <style:style style:name="P6"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2pt" fo:letter-spacing="normal" fo:font-style="normal" fo:font-weight="normal" style:font-size-asian="12pt" style:font-size-complex="12pt" loext:padding="0cm" loext:border="none"/>
    </style:style>
    <style:style style:name="P7"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2pt" fo:letter-spacing="normal" fo:font-style="normal" fo:font-weight="normal" style:font-size-asian="12pt" style:font-size-complex="12pt" loext:padding="0cm" loext:border="none"/>
    </style:style>
    <style:style style:name="P8" style:family="paragraph" style:parent-style-name="Heading_20_1">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2pt" fo:letter-spacing="normal" fo:font-style="normal" fo:font-weight="normal" officeooo:paragraph-rsid="001e67d2" style:font-size-asian="12pt" style:font-size-complex="12pt"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2pt" fo:letter-spacing="normal" fo:font-style="normal" fo:font-weight="normal" officeooo:paragraph-rsid="001e67d2" style:font-size-asian="12pt" style:font-size-complex="12pt"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4pt" fo:letter-spacing="normal" fo:font-style="normal" fo:font-weight="normal" officeooo:rsid="0023369a" officeooo:paragraph-rsid="0023369a" style:font-size-asian="14pt" style:font-size-complex="14pt"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4pt" fo:letter-spacing="normal" fo:font-style="normal" fo:font-weight="normal" style:font-size-asian="14pt" style:font-size-complex="14pt" loext:padding="0cm" loext:border="none"/>
    </style:style>
    <style:style style:name="P1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4pt" fo:letter-spacing="normal" fo:font-style="normal" fo:font-weight="normal" officeooo:rsid="00248625" officeooo:paragraph-rsid="00248625" style:font-size-asian="14pt" style:font-size-complex="14pt" loext:padding="0cm" loext:border="none"/>
    </style:style>
    <style:style style:name="P13"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5pt" fo:letter-spacing="normal" fo:font-style="normal" fo:font-weight="normal" officeooo:rsid="00248625" officeooo:paragraph-rsid="00248625" style:font-size-asian="15pt" style:font-size-complex="15pt"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5pt" fo:letter-spacing="normal" fo:font-style="normal" fo:font-weight="normal" officeooo:rsid="00249191" officeooo:paragraph-rsid="00249191" style:font-size-asian="15pt" style:font-size-complex="15pt"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5pt" fo:letter-spacing="normal" fo:font-style="normal" fo:font-weight="normal" style:font-size-asian="15pt" style:font-size-complex="15pt" loext:padding="0cm" loext:border="none"/>
    </style:style>
    <style:style style:name="P16"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Consolas" fo:font-size="12pt" fo:letter-spacing="normal" fo:font-style="normal" fo:font-weight="normal"/>
    </style:style>
    <style:style style:name="P17"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fo:color="#273239" loext:opacity="100%" style:font-name="Consolas" fo:font-size="12pt" fo:letter-spacing="normal" fo:font-style="normal" fo:font-weight="normal" style:font-size-asian="11pt" style:font-size-complex="11pt" loext:padding="0cm" loext:border="none"/>
    </style:style>
    <style:style style:name="P18"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fo:color="#273239" loext:opacity="100%" fo:letter-spacing="normal"/>
    </style:style>
    <style:style style:name="P19"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fo:letter-spacing="normal"/>
    </style:style>
    <style:style style:name="P20" style:family="paragraph" style:parent-style-name="Standard">
      <style:paragraph-properties fo:margin-left="0cm" fo:margin-right="0cm" fo:margin-top="0cm" fo:margin-bottom="0cm" style:contextual-spacing="false" fo:text-indent="0cm" style:auto-text-indent="false"/>
      <style:text-properties fo:font-variant="normal" fo:text-transform="none" fo:color="#273239" loext:opacity="100%" style:font-name="urw-din" fo:font-size="13.5pt" fo:letter-spacing="normal" fo:font-style="normal" fo:font-weight="normal" loext:padding="0cm" loext:border="none"/>
    </style:style>
    <style:style style:name="P21"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424242" loext:opacity="100%" style:font-name="Muli" fo:font-size="12pt" fo:letter-spacing="normal" fo:font-style="normal" fo:font-weight="normal" style:font-size-asian="12pt" style:font-size-complex="12pt" loext:padding="0cm" loext:border="none"/>
    </style:style>
    <style:style style:name="P22" style:family="paragraph" style:parent-style-name="Standard">
      <style:paragraph-properties fo:margin-left="0.212cm" fo:margin-right="0.503cm" fo:margin-top="0cm" fo:margin-bottom="0cm" style:contextual-spacing="false" fo:text-indent="0cm" style:auto-text-indent="false"/>
      <style:text-properties fo:font-variant="normal" fo:text-transform="none" fo:color="#424242" loext:opacity="100%" style:font-name="inherit" fo:font-size="15pt" fo:font-style="normal" fo:font-weight="bold" loext:padding="0cm" loext:border="none"/>
    </style:style>
    <style:style style:name="P23" style:family="paragraph" style:parent-style-name="Text_20_body">
      <style:paragraph-properties fo:margin-left="1.588cm" fo:margin-right="0.953cm" fo:margin-top="0cm" fo:margin-bottom="0cm" style:contextual-spacing="false" fo:text-indent="0cm" style:auto-text-indent="false"/>
      <style:text-properties fo:font-variant="normal" fo:text-transform="none" fo:color="#424242" loext:opacity="100%" fo:background-color="#ffffff" loext:padding="0cm" loext:border="none"/>
    </style:style>
    <style:style style:name="P24" style:family="paragraph" style:parent-style-name="Text_20_body">
      <style:paragraph-properties fo:margin-left="1.588cm" fo:margin-right="0.953cm" fo:margin-top="0cm" fo:margin-bottom="0cm" style:contextual-spacing="false" fo:text-indent="0cm" style:auto-text-indent="false"/>
      <style:text-properties fo:font-variant="normal" fo:text-transform="none" fo:color="#424242" loext:opacity="100%" officeooo:paragraph-rsid="001f5f7a" fo:background-color="#ffffff" loext:padding="0cm" loext:border="none"/>
    </style:style>
    <style:style style:name="P25" style:family="paragraph" style:parent-style-name="Text_20_body">
      <style:paragraph-properties fo:margin-left="1.693cm" fo:margin-right="1.058cm" fo:margin-top="0cm" fo:margin-bottom="0cm" style:contextual-spacing="false" style:line-height-at-least="0.423cm" fo:text-align="center" style:justify-single-word="false" fo:orphans="1" fo:text-indent="0cm" style:auto-text-indent="false"/>
      <style:text-properties fo:font-variant="normal" fo:text-transform="none" fo:color="#424242" loext:opacity="100%" fo:background-color="transparent" loext:padding="0cm" loext:border="none"/>
    </style:style>
    <style:style style:name="P26"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loext:opacity="100%" style:font-name="Calibri" fo:font-size="15pt" fo:letter-spacing="normal" fo:font-style="normal" fo:font-weight="normal" loext:padding="0cm" loext:border="none"/>
    </style:style>
    <style:style style:name="P27"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loext:opacity="100%" style:text-line-through-style="none" style:text-line-through-type="none" style:font-name="Calibri" fo:font-size="6.75pt" fo:letter-spacing="normal" fo:font-style="normal" style:text-underline-style="none" fo:font-weight="bold" style:text-blinking="false" loext:padding="0cm" loext:border="none"/>
    </style:style>
    <style:style style:name="P28" style:family="paragraph" style:parent-style-name="Preformatted_20_Text">
      <style:paragraph-properties fo:margin-top="0cm" fo:margin-bottom="0.265cm" style:contextual-spacing="false" fo:text-align="start" style:justify-single-word="false" fo:orphans="2" fo:widows="2" fo:padding="0cm" fo:border="none"/>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1" style:family="paragraph" style:parent-style-name="Preformatted_20_Text">
      <style:paragraph-properties fo:margin-top="0cm" fo:margin-bottom="0.265cm" style:contextual-spacing="false" fo:text-align="start" style:justify-single-word="false" fo:orphans="2" fo:widows="2" fo:padding="0cm" fo:border="none"/>
      <style:text-properties officeooo:paragraph-rsid="0026e332"/>
    </style:style>
    <style:style style:name="P32" style:family="paragraph" style:parent-style-name="Preformatted_20_Text">
      <loext:graphic-properties draw:fill="none"/>
      <style:paragraph-properties fo:margin-left="-1.799cm" fo:margin-right="0cm" fo:margin-top="0cm" fo:margin-bottom="0.265cm" style:contextual-spacing="false" fo:text-align="start" style:justify-single-word="false" fo:orphans="2" fo:widows="2" fo:text-indent="0cm" style:auto-text-indent="false" fo:background-color="transparent" fo:padding="0cm" fo:border="none"/>
    </style:style>
    <style:style style:name="P33" style:family="paragraph" style:parent-style-name="Text_20_body">
      <style:paragraph-properties fo:margin-left="0cm" fo:margin-right="0cm" fo:margin-top="0cm" fo:margin-bottom="0cm" style:contextual-spacing="false" fo:text-indent="0cm" style:auto-text-indent="false"/>
    </style:style>
    <style:style style:name="P34"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style:text-underline-style="solid" style:text-underline-width="auto" style:text-underline-color="font-color" loext:padding="0cm" loext:border="none"/>
    </style:style>
    <style:style style:name="P35"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style:text-underline-style="solid" style:text-underline-width="auto" style:text-underline-color="font-color" officeooo:paragraph-rsid="001fa196" loext:padding="0cm" loext:border="none"/>
    </style:style>
    <style:style style:name="P36"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style:text-underline-style="solid" style:text-underline-width="auto" style:text-underline-color="font-color" officeooo:rsid="002127f5" officeooo:paragraph-rsid="002127f5" loext:padding="0cm" loext:border="none"/>
    </style:style>
    <style:style style:name="P37"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loext:padding="0cm" loext:border="none"/>
    </style:style>
    <style:style style:name="P38"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officeooo:paragraph-rsid="001e67d2" loext:padding="0cm" loext:border="none"/>
    </style:style>
    <style:style style:name="P39"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officeooo:paragraph-rsid="001f089e" loext:padding="0cm" loext:border="none"/>
    </style:style>
    <style:style style:name="P40"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officeooo:paragraph-rsid="001f5f7a" loext:padding="0cm" loext:border="none"/>
    </style:style>
    <style:style style:name="P41"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0pt" style:font-size-asian="10pt" style:font-size-complex="10pt" loext:padding="0cm" loext:border="none"/>
    </style:style>
    <style:style style:name="P42"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2pt" style:font-size-asian="12pt" style:font-size-complex="12pt" loext:padding="0cm" loext:border="none"/>
    </style:style>
    <style:style style:name="P43"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2pt" officeooo:paragraph-rsid="001e67d2" style:font-size-asian="12pt" style:font-size-complex="12pt" loext:padding="0cm" loext:border="none"/>
    </style:style>
    <style:style style:name="P44"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style:font-size-asian="12pt" style:font-size-complex="12pt" loext:padding="0cm" loext:border="none"/>
    </style:style>
    <style:style style:name="P45"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8pt" officeooo:paragraph-rsid="001e67d2" style:font-size-asian="8pt" style:font-size-complex="8pt" loext:padding="0cm" loext:border="none"/>
    </style:style>
    <style:style style:name="P46"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5pt" style:font-size-asian="15pt" style:font-size-complex="15pt" loext:padding="0cm" loext:border="none"/>
    </style:style>
    <style:style style:name="P47"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5pt" officeooo:rsid="0028a936" officeooo:paragraph-rsid="0028a936" style:font-size-asian="15pt" style:font-size-complex="15pt" loext:padding="0cm" loext:border="none"/>
    </style:style>
    <style:style style:name="P48" style:family="paragraph" style:parent-style-name="Table_20_Contents">
      <style:text-properties style:font-name="Calibri" fo:font-size="15pt" officeooo:rsid="0028f970" officeooo:paragraph-rsid="0028f970"/>
    </style:style>
    <style:style style:name="P49" style:family="paragraph" style:parent-style-name="Heading_20_1">
      <style:paragraph-properties fo:margin-left="0cm" fo:margin-right="0cm" fo:margin-top="0cm" fo:margin-bottom="0cm" style:contextual-spacing="false" fo:text-indent="0cm" style:auto-text-indent="false"/>
      <style:text-properties fo:font-variant="normal" fo:text-transform="none" fo:color="#424242" loext:opacity="100%" style:font-name="Muli" fo:font-size="12pt" fo:letter-spacing="normal" fo:font-style="normal" fo:font-weight="normal" style:font-size-asian="12pt" style:font-size-complex="12pt" loext:padding="0cm" loext:border="none"/>
    </style:style>
    <style:style style:name="P50" style:family="paragraph" style:parent-style-name="Heading_20_1">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2pt" fo:letter-spacing="normal" fo:font-style="normal" fo:font-weight="normal" officeooo:paragraph-rsid="001e67d2" style:font-size-asian="12pt" style:font-size-complex="12pt" loext:padding="0cm" loext:border="none"/>
    </style:style>
    <style:style style:name="P51"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urw-din" fo:font-size="13.5pt" fo:letter-spacing="normal" fo:font-style="normal" fo:font-weight="normal" officeooo:rsid="0026e332" officeooo:paragraph-rsid="0026e332"/>
    </style:style>
    <style:style style:name="P52" style:family="paragraph" style:parent-style-name="Preformatted_20_Text">
      <loext:graphic-properties draw:fill="solid" draw:fill-color="#eeeeee" draw:opacity="100%"/>
      <style:paragraph-properties fo:line-height="160%" fo:orphans="2" fo:widows="2" fo:background-color="#eeeeee"/>
      <style:text-properties fo:font-variant="normal" fo:text-transform="none" fo:color="#000000" loext:opacity="100%" style:font-name="Courier 10 Pitch" fo:letter-spacing="normal" fo:font-style="normal" fo:font-weight="normal"/>
    </style:style>
    <style:style style:name="P53" style:family="paragraph" style:parent-style-name="Preformatted_20_Text">
      <loext:graphic-properties draw:fill="solid" draw:fill-color="#eeeeee" draw:opacity="100%"/>
      <style:paragraph-properties fo:margin-top="0cm" fo:margin-bottom="0.499cm" style:contextual-spacing="false" fo:line-height="160%" fo:orphans="2" fo:widows="2" fo:background-color="#eeeeee"/>
      <style:text-properties fo:font-variant="normal" fo:text-transform="none" fo:color="#000000" loext:opacity="100%" style:font-name="Courier 10 Pitch" fo:letter-spacing="normal" fo:font-style="normal" fo:font-weight="normal"/>
    </style:style>
    <style:style style:name="P54"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fo:color="#000000" loext:opacity="100%" style:font-name="Courier 10 Pitch" fo:font-size="12pt" fo:letter-spacing="normal" fo:font-style="normal" fo:font-weight="normal" style:font-size-asian="12pt" style:font-size-complex="12pt" loext:padding="0cm" loext:border="none"/>
    </style:style>
    <style:style style:name="P55" style:family="paragraph" style:parent-style-name="Preformatted_20_Text">
      <loext:graphic-properties draw:fill="solid" draw:fill-color="#eeeeee" draw:opacity="100%"/>
      <style:paragraph-properties fo:line-height="160%" fo:orphans="2" fo:widows="2" fo:background-color="#eeeeee"/>
      <style:text-properties fo:font-variant="normal" fo:text-transform="none" fo:color="#000000" loext:opacity="100%" fo:letter-spacing="normal"/>
    </style:style>
    <style:style style:name="P56" style:family="paragraph" style:parent-style-name="Preformatted_20_Text">
      <loext:graphic-properties draw:fill="solid" draw:fill-color="#fefbed" draw:opacity="100%"/>
      <style:paragraph-properties fo:line-height="120%" fo:orphans="2" fo:widows="2" fo:background-color="#fefbed" fo:padding="0.212cm" fo:border="0.06pt solid #cfcfcf"/>
      <style:text-properties fo:font-variant="normal" fo:text-transform="none" fo:color="#000000" loext:opacity="100%" fo:letter-spacing="normal"/>
    </style:style>
    <style:style style:name="P57" style:family="paragraph" style:parent-style-name="Preformatted_20_Text">
      <loext:graphic-properties draw:fill="solid" draw:fill-color="#fefbed" draw:opacity="100%"/>
      <style:paragraph-properties fo:line-height="120%" fo:orphans="2" fo:widows="2" fo:background-color="#fefbed" fo:padding="0.212cm" fo:border="0.06pt solid #cfcfcf"/>
      <style:text-properties fo:font-variant="normal" fo:text-transform="none" fo:color="#000000" loext:opacity="100%" style:font-name="monospace" fo:font-size="11.25pt" fo:letter-spacing="normal" fo:font-style="normal" fo:font-weight="normal"/>
    </style:style>
    <style:style style:name="P58"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fo:color="#000000" loext:opacity="100%" style:font-name="monospace" fo:font-size="11.25pt" fo:letter-spacing="normal" fo:font-style="normal" fo:font-weight="normal" loext:padding="0cm" loext:border="none"/>
    </style:style>
    <style:style style:name="P59" style:family="paragraph" style:parent-style-name="Preformatted_20_Text">
      <loext:graphic-properties draw:fill="solid" draw:fill-color="#fefbed" draw:opacity="100%"/>
      <style:paragraph-properties fo:margin-top="0cm" fo:margin-bottom="0.499cm" style:contextual-spacing="false" fo:line-height="120%" fo:orphans="2" fo:widows="2" fo:background-color="#fefbed" fo:padding="0.212cm" fo:border="0.06pt solid #cfcfcf"/>
      <style:text-properties fo:font-variant="normal" fo:text-transform="none" fo:color="#800080" loext:opacity="100%" style:font-name="monospace" fo:font-size="11.25pt" fo:letter-spacing="normal" fo:font-style="normal" fo:font-weight="normal"/>
    </style:style>
    <style:style style:name="P60" style:family="paragraph" style:parent-style-name="Preformatted_20_Text">
      <loext:graphic-properties draw:fill="solid" draw:fill-color="#fefbed" draw:opacity="100%"/>
      <style:paragraph-properties fo:line-height="120%" fo:orphans="2" fo:widows="2" fo:background-color="#fefbed" fo:padding="0.212cm" fo:border="0.06pt solid #cfcfcf"/>
      <style:text-properties fo:font-variant="normal" fo:text-transform="none" fo:color="#800080" loext:opacity="100%" style:font-name="monospace" fo:font-size="11.25pt" fo:letter-spacing="normal" fo:font-style="normal" fo:font-weight="normal"/>
    </style:style>
    <style:style style:name="P61" style:family="paragraph" style:parent-style-name="Preformatted_20_Text">
      <style:paragraph-properties fo:margin-left="0cm" fo:margin-right="0cm" fo:margin-top="0cm" fo:margin-bottom="0cm" style:contextual-spacing="false" fo:text-indent="0cm" style:auto-text-indent="false"/>
      <style:text-properties fo:color="#000000" loext:opacity="100%" style:font-name="Calibri" fo:font-size="15pt" officeooo:paragraph-rsid="002e703b" style:font-size-asian="13.1000003814697pt" style:font-size-complex="15pt" loext:padding="0cm" loext:border="none"/>
    </style:style>
    <style:style style:name="P62" style:family="paragraph" style:parent-style-name="Preformatted_20_Text">
      <loext:graphic-properties draw:fill="solid" draw:fill-color="#eeeeee" draw:opacity="100%"/>
      <style:paragraph-properties fo:line-height="160%" fo:orphans="2" fo:widows="2" fo:background-color="#eeeeee"/>
    </style:style>
    <style:style style:name="P63" style:family="paragraph" style:parent-style-name="Preformatted_20_Text">
      <loext:graphic-properties draw:fill="solid" draw:fill-color="#fefbed" draw:opacity="100%"/>
      <style:paragraph-properties fo:line-height="120%" fo:orphans="2" fo:widows="2" fo:background-color="#fefbed" fo:padding="0.212cm" fo:border="0.06pt solid #cfcfcf"/>
    </style:style>
    <style:style style:name="P64" style:family="paragraph" style:parent-style-name="Standard">
      <style:paragraph-properties fo:margin-left="0cm" fo:margin-right="0cm" fo:margin-top="0cm" fo:margin-bottom="0cm" style:contextual-spacing="false" fo:text-indent="0cm" style:auto-text-indent="false"/>
      <style:text-properties fo:font-variant="normal" fo:text-transform="none" fo:color="#273239" loext:opacity="100%" style:font-name="urw-din" fo:font-size="13.5pt" fo:letter-spacing="normal" fo:font-style="normal" fo:font-weight="normal" officeooo:paragraph-rsid="00294468" loext:padding="0cm" loext:border="none"/>
    </style:style>
    <style:style style:name="P65"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style:text-underline-style="solid" style:text-underline-width="auto" style:text-underline-color="font-color" officeooo:rsid="001fa196" officeooo:paragraph-rsid="001fa196" loext:padding="0cm" loext:border="none"/>
    </style:style>
    <style:style style:name="P66"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loext:padding="0cm" loext:border="none"/>
    </style:style>
    <style:style style:name="P67"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1pt" officeooo:paragraph-rsid="001e67d2" loext:padding="0cm" loext:border="none"/>
    </style:style>
    <style:style style:name="P68"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12pt" officeooo:paragraph-rsid="002c210c" style:font-size-asian="12pt" style:font-size-complex="12pt" loext:padding="0cm" loext:border="none"/>
    </style:style>
    <style:style style:name="P69"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Calibri" fo:font-size="8pt" officeooo:paragraph-rsid="002e703b" style:font-size-asian="8pt" style:font-size-complex="8pt" loext:padding="0cm" loext:border="none"/>
    </style:style>
    <style:style style:name="P70" style:family="paragraph" style:parent-style-name="Table_20_Contents">
      <style:paragraph-properties fo:margin-left="0cm" fo:margin-right="0cm" fo:margin-top="0cm" fo:margin-bottom="0cm" style:contextual-spacing="false" fo:text-indent="0cm" style:auto-text-indent="false"/>
      <style:text-properties fo:color="#273239" loext:opacity="100%" style:font-name="urw-din" fo:font-size="13.5pt" fo:letter-spacing="normal" fo:font-style="italic" style:text-underline-style="solid" style:text-underline-width="auto" style:text-underline-color="font-color" fo:font-weight="normal" loext:padding="0cm" loext:border="none"/>
    </style:style>
    <style:style style:name="P71" style:family="paragraph" style:parent-style-name="Table_20_Contents">
      <style:paragraph-properties fo:margin-left="0cm" fo:margin-right="0cm" fo:margin-top="0cm" fo:margin-bottom="0cm" style:contextual-spacing="false" fo:text-indent="0cm" style:auto-text-indent="false"/>
      <style:text-properties fo:color="#273239" loext:opacity="100%" style:font-name="urw-din" fo:font-size="13.5pt" fo:letter-spacing="normal" fo:font-style="italic" style:text-underline-style="solid" style:text-underline-width="auto" style:text-underline-color="font-color" fo:font-weight="normal" officeooo:rsid="001fa196" officeooo:paragraph-rsid="001fa196" loext:padding="0cm" loext:border="none"/>
    </style:style>
    <style:style style:name="P72" style:family="paragraph" style:parent-style-name="Table_20_Contents">
      <loext:graphic-properties draw:fill="none"/>
      <style:paragraph-properties fo:margin-left="0cm" fo:margin-right="0.7cm" fo:margin-top="0cm" fo:margin-bottom="0cm" style:contextual-spacing="false" fo:orphans="0" fo:widows="0" fo:text-indent="0cm" style:auto-text-indent="false" fo:background-color="transparent" text:number-lines="false" text:line-number="0"/>
      <style:text-properties fo:color="#273239" loext:opacity="100%" style:font-name="urw-din" fo:font-size="13.5pt" fo:letter-spacing="normal" fo:font-style="italic" style:text-underline-style="solid" style:text-underline-width="auto" style:text-underline-color="font-color" fo:font-weight="normal" officeooo:rsid="001fa196" officeooo:paragraph-rsid="001fa196" loext:padding="0cm" loext:border="none"/>
    </style:style>
    <style:style style:name="P73" style:family="paragraph" style:parent-style-name="Table_20_Contents">
      <style:paragraph-properties fo:margin-left="0cm" fo:margin-right="0cm" fo:margin-top="0cm" fo:margin-bottom="0cm" style:contextual-spacing="false" fo:text-indent="0cm" style:auto-text-indent="false"/>
      <style:text-properties fo:color="#273239" loext:opacity="100%" style:font-name="urw-din" fo:font-size="13.5pt" fo:letter-spacing="normal" fo:font-style="italic" style:text-underline-style="solid" style:text-underline-width="auto" style:text-underline-color="font-color" fo:font-weight="normal" officeooo:rsid="0021b495" officeooo:paragraph-rsid="0021b495" loext:padding="0cm" loext:border="none"/>
    </style:style>
    <style:style style:name="P74" style:family="paragraph" style:parent-style-name="Table_20_Contents">
      <style:paragraph-properties fo:margin-left="0cm" fo:margin-right="0cm" fo:margin-top="0cm" fo:margin-bottom="0cm" style:contextual-spacing="false" fo:text-indent="0cm" style:auto-text-indent="false"/>
      <style:text-properties fo:color="#273239" loext:opacity="100%" style:font-name="urw-din" fo:font-size="13.5pt" fo:letter-spacing="normal" fo:font-style="italic" style:text-underline-style="solid" style:text-underline-width="auto" style:text-underline-color="font-color" fo:font-weight="normal" officeooo:rsid="002127f5" officeooo:paragraph-rsid="002127f5" loext:padding="0cm" loext:border="none"/>
    </style:style>
    <style:style style:name="P75" style:family="paragraph" style:parent-style-name="Table_20_Contents">
      <style:paragraph-properties fo:margin-left="0cm" fo:margin-right="0cm" fo:margin-top="0cm" fo:margin-bottom="0cm" style:contextual-spacing="false" fo:text-indent="0cm" style:auto-text-indent="false"/>
      <style:text-properties fo:color="#273239" loext:opacity="100%" style:font-name="urw-din" fo:font-size="13.5pt" fo:letter-spacing="normal" fo:font-style="italic" style:text-underline-style="solid" style:text-underline-width="auto" style:text-underline-color="font-color" fo:font-weight="normal" officeooo:rsid="00222143" officeooo:paragraph-rsid="00222143" loext:padding="0cm" loext:border="none"/>
    </style:style>
    <style:style style:name="P76" style:family="paragraph" style:parent-style-name="Table_20_Contents">
      <style:paragraph-properties fo:margin-left="0cm" fo:margin-right="0cm" fo:margin-top="0cm" fo:margin-bottom="0cm" style:contextual-spacing="false" fo:text-indent="0cm" style:auto-text-indent="false"/>
      <style:text-properties fo:color="#273239" loext:opacity="100%" style:font-name="urw-din" fo:font-size="13.5pt" fo:letter-spacing="normal" fo:font-style="normal" style:text-underline-style="none" fo:font-weight="normal" officeooo:rsid="002127f5" officeooo:paragraph-rsid="002127f5" style:font-style-asian="normal" style:font-style-complex="normal" loext:padding="0cm" loext:border="none"/>
    </style:style>
    <style:style style:name="P77" style:family="paragraph" style:parent-style-name="Table_20_Contents">
      <style:text-properties style:font-name="Calibri" fo:font-size="15pt" officeooo:rsid="0028f970" officeooo:paragraph-rsid="0028f970"/>
    </style:style>
    <style:style style:name="P78" style:family="paragraph" style:parent-style-name="Table_20_Contents">
      <style:text-properties style:font-name="Calibri" fo:font-size="15pt" officeooo:rsid="00294468" officeooo:paragraph-rsid="00294468"/>
    </style:style>
    <style:style style:name="P79" style:family="paragraph" style:parent-style-name="Table_20_Contents">
      <style:text-properties style:font-name="Calibri" fo:font-size="15pt" officeooo:rsid="00294468" officeooo:paragraph-rsid="002b2732"/>
    </style:style>
    <style:style style:name="P80" style:family="paragraph" style:parent-style-name="Table_20_Contents">
      <style:text-properties style:font-name="Calibri" fo:font-size="15pt" officeooo:rsid="0029a9f3" officeooo:paragraph-rsid="0029a9f3"/>
    </style:style>
    <style:style style:name="P81" style:family="paragraph" style:parent-style-name="Table_20_Contents">
      <style:text-properties style:font-name="Calibri" fo:font-size="15pt" officeooo:rsid="0029a9f3" officeooo:paragraph-rsid="002b2732"/>
    </style:style>
    <style:style style:name="P82" style:family="paragraph" style:parent-style-name="Table_20_Contents">
      <style:paragraph-properties fo:margin-left="0cm" fo:margin-right="0cm" fo:margin-top="0cm" fo:margin-bottom="0cm" style:contextual-spacing="false" fo:text-indent="0cm" style:auto-text-indent="false"/>
      <style:text-properties fo:font-variant="normal" fo:text-transform="none" fo:color="#273239" loext:opacity="100%" style:font-name="Calibri" fo:font-size="15pt" fo:letter-spacing="normal" fo:font-style="normal" fo:font-weight="normal" officeooo:rsid="0029a9f3" officeooo:paragraph-rsid="002b2732" style:font-size-asian="12pt" style:font-size-complex="12pt" loext:padding="0cm" loext:border="none"/>
    </style:style>
    <style:style style:name="P83" style:family="paragraph" style:parent-style-name="Text_20_body">
      <style:paragraph-properties fo:margin-left="0cm" fo:margin-right="0cm" fo:margin-top="0cm" fo:margin-bottom="0cm" style:contextual-spacing="false" fo:text-indent="0cm" style:auto-text-indent="false"/>
      <style:text-properties fo:font-size="12pt" officeooo:paragraph-rsid="001e67d2" style:font-size-asian="12pt" style:font-size-complex="12pt"/>
    </style:style>
    <style:style style:name="P8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2pt" fo:letter-spacing="normal" fo:font-style="normal" fo:font-weight="normal" style:font-size-asian="12pt" style:font-size-complex="12pt" loext:padding="0cm" loext:border="none"/>
    </style:style>
    <style:style style:name="P85"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2pt" fo:letter-spacing="normal" fo:font-style="normal" fo:font-weight="normal" officeooo:paragraph-rsid="001e67d2" style:font-size-asian="12pt" style:font-size-complex="12pt" loext:padding="0cm" loext:border="none"/>
    </style:style>
    <style:style style:name="P86"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73239" loext:opacity="100%" style:font-name="sofia-pro" fo:font-size="12pt" fo:letter-spacing="normal" fo:font-style="normal" fo:font-weight="normal" officeooo:rsid="002c210c" officeooo:paragraph-rsid="002c210c" style:font-size-asian="12pt" style:font-size-complex="12pt" loext:padding="0cm" loext:border="none"/>
    </style:style>
    <style:style style:name="P87"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424242" loext:opacity="100%" style:font-name="Muli" fo:font-size="12pt" fo:letter-spacing="normal" fo:font-style="normal" fo:font-weight="normal" style:font-size-asian="12pt" style:font-size-complex="12pt" loext:padding="0cm" loext:border="none"/>
    </style:style>
    <style:style style:name="T1" style:family="text">
      <style:text-properties fo:font-variant="normal" fo:text-transform="none" fo:color="#273239" loext:opacity="100%" style:font-name="urw-din" fo:font-size="12.75pt" fo:letter-spacing="normal" fo:font-style="italic" fo:font-weight="normal" style:font-size-asian="10pt" style:font-size-complex="10pt" loext:padding="0cm" loext:border="none"/>
    </style:style>
    <style:style style:name="T2" style:family="text">
      <style:text-properties fo:font-variant="normal" fo:text-transform="none" fo:color="#273239" loext:opacity="100%" style:font-name="urw-din" fo:font-size="13.5pt" fo:letter-spacing="normal" fo:font-style="normal" fo:font-weight="normal" officeooo:rsid="0026e332"/>
    </style:style>
    <style:style style:name="T3" style:family="text">
      <style:text-properties fo:font-variant="normal" fo:text-transform="none" fo:color="#273239" loext:opacity="100%" style:font-name="urw-din" fo:font-size="13.5pt" fo:letter-spacing="normal" fo:font-style="normal" fo:font-weight="normal" officeooo:rsid="0026e332" loext:padding="0cm" loext:border="none"/>
    </style:style>
    <style:style style:name="T4" style:family="text">
      <style:text-properties fo:font-variant="normal" fo:text-transform="none" fo:color="#273239" loext:opacity="100%" style:font-name="urw-din" fo:font-size="13.5pt" fo:letter-spacing="normal" officeooo:rsid="0026e332"/>
    </style:style>
    <style:style style:name="T5" style:family="text">
      <style:text-properties fo:font-variant="normal" fo:text-transform="none" fo:color="#273239" loext:opacity="100%" style:font-name="Consolas" fo:font-size="12pt" fo:letter-spacing="normal" fo:font-style="normal" fo:font-weight="normal"/>
    </style:style>
    <style:style style:name="T6" style:family="text">
      <style:text-properties fo:font-variant="normal" fo:text-transform="none" fo:color="#273239" loext:opacity="100%" style:font-name="Consolas" fo:font-size="12pt" fo:letter-spacing="normal" fo:font-style="normal" fo:font-weight="normal" loext:padding="0cm" loext:border="none"/>
    </style:style>
    <style:style style:name="T7" style:family="text">
      <style:text-properties fo:font-variant="normal" fo:text-transform="none" fo:color="#333333" loext:opacity="100%" style:font-name="Verdana" fo:font-size="9.75pt" fo:letter-spacing="normal" fo:font-style="normal" fo:font-weight="normal"/>
    </style:style>
    <style:style style:name="T8" style:family="text">
      <style:text-properties fo:font-variant="normal" fo:text-transform="none" fo:color="#333333" loext:opacity="100%" style:font-name="Verdana" fo:letter-spacing="normal" fo:font-style="normal" fo:font-weight="normal"/>
    </style:style>
    <style:style style:name="T9" style:family="text">
      <style:text-properties fo:font-variant="normal" fo:text-transform="none" fo:color="#333333" loext:opacity="100%" style:font-name="Verdana" fo:font-size="15pt" fo:letter-spacing="normal" fo:font-style="normal" fo:font-weight="normal" style:font-size-asian="13.1000003814697pt" style:font-size-complex="15pt" loext:padding="0cm" loext:border="none"/>
    </style:style>
    <style:style style:name="T10" style:family="text">
      <style:text-properties fo:font-variant="normal" fo:text-transform="none" style:font-name="Verdana" fo:letter-spacing="normal" fo:font-style="normal" fo:font-weight="normal"/>
    </style:style>
    <style:style style:name="T11" style:family="text">
      <style:text-properties fo:font-variant="normal" fo:text-transform="none" style:font-name="Verdana" fo:letter-spacing="normal" fo:font-style="normal" fo:font-weight="normal" officeooo:rsid="002e703b"/>
    </style:style>
    <style:style style:name="T12" style:family="text">
      <style:text-properties officeooo:rsid="001c2b05"/>
    </style:style>
    <style:style style:name="T13" style:family="text">
      <style:text-properties style:font-name="urw-din" fo:font-size="12.75pt" fo:font-style="italic"/>
    </style:style>
    <style:style style:name="T14" style:family="text">
      <style:text-properties style:font-name="urw-din" fo:font-size="12.75pt" fo:font-style="italic" fo:font-weight="normal"/>
    </style:style>
    <style:style style:name="T15" style:family="text">
      <style:text-properties style:font-name="urw-din" fo:font-size="13.5pt"/>
    </style:style>
    <style:style style:name="T16" style:family="text">
      <style:text-properties style:font-name="urw-din" fo:font-size="13.5pt" fo:font-weight="normal" loext:padding="0cm" loext:border="none"/>
    </style:style>
    <style:style style:name="T17" style:family="text">
      <style:text-properties style:font-name="urw-din" fo:font-size="13.5pt" style:text-underline-style="solid" style:text-underline-width="auto" style:text-underline-color="font-color" loext:padding="0cm" loext:border="none"/>
    </style:style>
    <style:style style:name="T18" style:family="text">
      <style:text-properties fo:color="#273239" loext:opacity="100%" style:font-name="urw-din" fo:font-size="12.75pt" fo:letter-spacing="normal" fo:font-style="italic" fo:font-weight="normal"/>
    </style:style>
    <style:style style:name="T19" style:family="text">
      <style:text-properties fo:color="#273239" loext:opacity="100%" style:font-name="urw-din" fo:font-size="12.75pt" fo:letter-spacing="normal" fo:font-style="italic" fo:font-weight="normal" loext:padding="0cm" loext:border="none"/>
    </style:style>
    <style:style style:name="T20" style:family="text">
      <style:text-properties fo:color="#273239" loext:opacity="100%" style:font-name="urw-din" fo:font-size="13.5pt" fo:letter-spacing="normal" fo:font-style="italic" fo:font-weight="normal"/>
    </style:style>
    <style:style style:name="T21" style:family="text">
      <style:text-properties fo:color="#273239" loext:opacity="100%" style:font-name="urw-din" fo:font-size="13.5pt" fo:letter-spacing="normal" fo:font-style="italic" style:text-underline-style="solid" style:text-underline-width="auto" style:text-underline-color="font-color" fo:font-weight="normal"/>
    </style:style>
    <style:style style:name="T22" style:family="text">
      <style:text-properties fo:color="#273239" loext:opacity="100%" style:font-name="urw-din" fo:font-size="13.5pt" fo:letter-spacing="normal" fo:font-style="normal" style:text-underline-style="none" fo:font-weight="normal" style:font-style-asian="normal" style:font-style-complex="normal"/>
    </style:style>
    <style:style style:name="T23" style:family="text">
      <style:text-properties fo:color="#273239" loext:opacity="100%" fo:letter-spacing="normal"/>
    </style:style>
    <style:style style:name="T24" style:family="text">
      <style:text-properties fo:color="#273239" loext:opacity="100%" style:font-name="Calibri" fo:font-size="11pt" fo:letter-spacing="normal" style:text-underline-style="solid" style:text-underline-width="auto" style:text-underline-color="font-color"/>
    </style:style>
    <style:style style:name="T25" style:family="text">
      <style:text-properties style:font-name="Consolas"/>
    </style:style>
    <style:style style:name="T26" style:family="text">
      <style:text-properties style:font-name="Consolas" fo:font-size="12pt" fo:font-style="normal" fo:font-weight="normal"/>
    </style:style>
    <style:style style:name="T27" style:family="text">
      <style:text-properties style:font-name="Consolas" fo:font-weight="normal"/>
    </style:style>
    <style:style style:name="T28" style:family="text">
      <style:text-properties fo:color="#000000" loext:opacity="100%" style:font-name="Calibri" fo:font-size="15pt" fo:font-style="normal" fo:font-weight="normal" loext:padding="0cm" loext:border="none"/>
    </style:style>
    <style:style style:name="T29" style:family="text">
      <style:text-properties fo:color="#000000" loext:opacity="100%" style:font-name="Calibri" fo:font-size="11pt" style:text-underline-style="solid" style:text-underline-width="auto" style:text-underline-color="font-color"/>
    </style:style>
    <style:style style:name="T30" style:family="text">
      <style:text-properties fo:color="#000000" loext:opacity="100%" style:font-name="Consolas" fo:font-size="12pt" fo:font-style="normal" fo:font-weight="normal" loext:padding="0cm" loext:border="none"/>
    </style:style>
    <style:style style:name="T31" style:family="text">
      <style:text-properties officeooo:rsid="001f089e"/>
    </style:style>
    <style:style style:name="T32" style:family="text">
      <style:text-properties officeooo:rsid="0023369a"/>
    </style:style>
    <style:style style:name="T33" style:family="text">
      <style:text-properties officeooo:rsid="00249191"/>
    </style:style>
    <style:style style:name="T34" style:family="text">
      <style:text-properties officeooo:rsid="0029a9f3"/>
    </style:style>
    <style:style style:name="T35" style:family="text">
      <style:text-properties style:font-name="Courier 10 Pitch" fo:font-style="normal" fo:font-weight="normal"/>
    </style:style>
    <style:style style:name="T36" style:family="text">
      <style:text-properties fo:color="#004a43" loext:opacity="100%"/>
    </style:style>
    <style:style style:name="T37" style:family="text">
      <style:text-properties fo:color="#800000" loext:opacity="100%"/>
    </style:style>
    <style:style style:name="T38" style:family="text">
      <style:text-properties fo:color="#800000" loext:opacity="100%" fo:font-weight="bold"/>
    </style:style>
    <style:style style:name="T39" style:family="text">
      <style:text-properties fo:color="#800000" loext:opacity="100%" style:font-name="monospace" fo:font-size="11.25pt" fo:font-style="normal" fo:font-weight="bold"/>
    </style:style>
    <style:style style:name="T40" style:family="text">
      <style:text-properties fo:color="#800000" loext:opacity="100%" style:font-name="monospace" fo:font-size="11.25pt" fo:font-style="normal" fo:font-weight="normal"/>
    </style:style>
    <style:style style:name="T41" style:family="text">
      <style:text-properties fo:color="#40015a" loext:opacity="100%"/>
    </style:style>
    <style:style style:name="T42" style:family="text">
      <style:text-properties fo:color="#666616" loext:opacity="100%"/>
    </style:style>
    <style:style style:name="T43" style:family="text">
      <style:text-properties fo:color="#800080" loext:opacity="100%"/>
    </style:style>
    <style:style style:name="T44" style:family="text">
      <style:text-properties fo:color="#800080" loext:opacity="100%" style:font-name="monospace" fo:font-size="11.25pt" fo:font-style="normal" fo:font-weight="normal"/>
    </style:style>
    <style:style style:name="T45" style:family="text">
      <style:text-properties fo:color="#808030" loext:opacity="100%"/>
    </style:style>
    <style:style style:name="T46" style:family="text">
      <style:text-properties fo:color="#808030" loext:opacity="100%" style:font-name="monospace" fo:font-size="11.25pt" fo:font-style="normal" fo:font-weight="normal"/>
    </style:style>
    <style:style style:name="T47" style:family="text">
      <style:text-properties style:font-name="monospace" fo:font-size="11.25pt" fo:font-style="normal" fo:font-weight="normal"/>
    </style:style>
    <style:style style:name="T48" style:family="text">
      <style:text-properties fo:color="#008000" loext:opacity="100%" style:font-name="monospace" fo:font-size="11.25pt" fo:font-style="normal" fo:font-weight="normal"/>
    </style:style>
    <style:style style:name="T49" style:family="text">
      <style:text-properties fo:color="#696969" loext:opacity="100%" style:font-name="monospace" fo:font-size="11.25pt" fo:font-style="normal" fo:font-weight="normal"/>
    </style:style>
    <style:style style:name="T50" style:family="text">
      <style:text-properties fo:color="#008c00" loext:opacity="100%" style:font-name="monospace" fo:font-size="11.25pt" fo:font-style="normal" fo:font-weight="normal"/>
    </style:style>
    <style:style style:name="T51" style:family="text">
      <style:text-properties fo:color="#400000" loext:opacity="100%"/>
    </style:style>
    <style:style style:name="T52" style:family="text">
      <style:text-properties fo:color="#603000" loext:opacity="100%" style:font-name="monospace" fo:font-size="11.25pt" fo:font-style="normal" fo:font-weight="normal"/>
    </style:style>
    <style:style style:name="T53" style:family="text">
      <style:text-properties fo:color="#0000e6" loext:opacity="100%" style:font-name="monospace" fo:font-size="11.25pt" fo:font-style="normal" fo:font-weight="normal"/>
    </style:style>
    <style:style style:name="T54" style:family="text"/>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Few Questions <text:span text:style-name="T12">asked in Qualcomm interview previously:</text:span></text:p>
      <text:p text:style-name="P23"> </text:p>
      <text:p text:style-name="P23"> <text:span text:style-name="T29"><text:line-break/></text:span><text:span text:style-name="Strong_20_Emphasis"><text:span text:style-name="T21">Output:</text:span></text:span><text:span text:style-name="T24"> </text:span><text:span text:style-name="T21">forggkksseeee </text:span><text:span text:style-name="T29"><text:line-break/></text:span><text:span text:style-name="Strong_20_Emphasis"><text:span text:style-name="T21">Explanation:</text:span></text:span><text:span text:style-name="T24"> </text:span></text:p>
      <text:p text:style-name="P25"></text:p>
      <table:table table:name="Table1" table:style-name="Table1">
        <table:table-column table:style-name="Table1.A"/>
        <table:table-row>
          <table:table-cell table:style-name="Table1.A1" office:value-type="string">
            <text:p text:style-name="P65">Q.1 <text:s/></text:p>
            <text:p text:style-name="P35">sort the string by <text:span text:style-name="T12">no of occurances of characters.:</text:span></text:p>
            <text:p text:style-name="P34"/>
            <text:p text:style-name="P34"><text:span text:style-name="Strong_20_Emphasis"><text:span text:style-name="T20">Input:</text:span></text:span><text:span text:style-name="T23"> </text:span><text:span text:style-name="T20">str = “geeksforgeeks” </text:span><text:line-break/><text:span text:style-name="Strong_20_Emphasis"><text:span text:style-name="T20">Output:</text:span></text:span><text:span text:style-name="T23"> </text:span><text:span text:style-name="T20">forggkksseeee </text:span><text:line-break/><text:span text:style-name="Strong_20_Emphasis"><text:span text:style-name="T20">Explanation:</text:span></text:span><text:span text:style-name="T23"> </text:span><text:line-break/><text:span text:style-name="T20">Frequency of characters: g2 e4 k2 s2 f1 o1 r1 </text:span><text:line-break/><text:span text:style-name="T20">Sorted characters according to frequency: f1 o1 r1 g2 k2 s2 e4 </text:span></text:p>
            <text:p text:style-name="P70"/>
            <text:p text:style-name="P71">Ans 1. </text:p>
            <text:p text:style-name="P72">approach: we will store each character with its frequenct in a vector of pairs and then ssort the vector pairs according to the frequemcy of their occurance , and print the vector in order:</text:p>
            <text:p text:style-name="P73">TC: <text:s/>0(n^2)</text:p>
            <text:p text:style-name="P74">#include&lt;iostream&gt;</text:p>
            <text:p text:style-name="P74">#include&lt;bits/stdc++.h&gt;</text:p>
            <text:p text:style-name="P74">using namespace std;</text:p>
            <text:p text:style-name="P74"/>
            <text:p text:style-name="P74">count_freq(string str, char ch){</text:p>
            <text:p text:style-name="P74">int count=0;</text:p>
            <text:p text:style-name="P74">for(int i=0;i&lt;str.length();i++){</text:p>
            <text:p text:style-name="P74">if(str[i]==ch){</text:p>
            <text:p text:style-name="P74"><text:s text:c="5"/>++count;</text:p>
            <text:p text:style-name="P74">}</text:p>
            <text:p text:style-name="P74"/>
            <text:p text:style-name="P74">}</text:p>
            <text:p text:style-name="P74">return count;</text:p>
            <text:p text:style-name="P74">}</text:p>
            <text:p text:style-name="P74"/>
            <text:p text:style-name="P36"><text:span text:style-name="T20">void </text:span><text:span text:style-name="T22">sortArr(string str){</text:span></text:p>
            <text:p text:style-name="P76">int n= str.length();</text:p>
            <text:p text:style-name="P76">vector&lt;pair&lt;int,char&gt;&gt;vp;</text:p>
            <text:p text:style-name="P76"/>
            <text:p text:style-name="P76">for(int i=0; i &lt;n;i++){</text:p>
            <text:p text:style-name="P76">vp.push_back(make_pair(count_freq(str,str[i])),str[i]);</text:p>
            <text:p text:style-name="P76">}</text:p>
            <text:p text:style-name="P74"/>
            <text:p text:style-name="P74">int main(){</text:p>
            <text:p text:style-name="P74"/>
            <text:p text:style-name="P74">string str = “geeksforgeeks”;</text:p>
            <text:p text:style-name="P74"><text:soft-page-break/>sortArr(str);</text:p>
            <text:p text:style-name="P74">return 0;</text:p>
            <text:p text:style-name="P74">}</text:p>
            <text:p text:style-name="P74"/>
            <text:p text:style-name="P73">approach 2:</text:p>
            <text:p text:style-name="P73">using min heap <text:s/>in order to save it into a map and then <text:s/>custom <text:s/>comparator fo</text:p>
            <text:p text:style-name="P73">less freq , when same freq <text:s/>ascending order character. Then pop one by one </text:p>
            <text:p text:style-name="P73">and append in ANS string for freq no of times.</text:p>
            <text:p text:style-name="P73"/>
            <text:p text:style-name="P73">#include&lt;bits/stdc++.h&gt;</text:p>
            <text:p text:style-name="P73">using namespace std;</text:p>
            <text:p text:style-name="P73"/>
            <text:p text:style-name="P73">#define ppi pair&lt;int, char&gt;</text:p>
            <text:p text:style-name="P75">class compare{</text:p>
            <text:p text:style-name="P75">public:</text:p>
            <text:p text:style-name="P75">bool opereator()(pair&lt;int,char&gt;below,pair&lt;int,char&gt; above){</text:p>
            <text:p text:style-name="P75">if(below.first == above.first){</text:p>
            <text:p text:style-name="P75">return below.second&gt; above.second;</text:p>
            <text:p text:style-name="P75">}</text:p>
            <text:p text:style-name="P75">return below.first &gt; above.first;</text:p>
            <text:p text:style-name="P75">}</text:p>
            <text:p text:style-name="P75">};</text:p>
            <text:p text:style-name="P73"/>
            <text:p text:style-name="P73"/>
            <text:p text:style-name="P75">void freqSort(string str){</text:p>
            <text:p text:style-name="P75">unordered_map&lt;char,int&gt;mpp;</text:p>
            <text:p text:style-name="P75">priority_queue&lt;ppi,vectior&lt;ppi&gt;,compare&gt; minH;</text:p>
            <text:p text:style-name="P75">for(char ch: s){</text:p>
            <text:p text:style-name="P75">mpp[ch]++;</text:p>
            <text:p text:style-name="P75">}</text:p>
            <text:p text:style-name="P75"/>
            <text:p text:style-name="P75">for(auto m: mpp){</text:p>
            <text:p text:style-name="P75">minH.push({m.second, m.first});</text:p>
            <text:p text:style-name="P75"/>
            <text:p text:style-name="P75">}</text:p>
            <text:p text:style-name="P75">string ans = “”;</text:p>
            <text:p text:style-name="P75">while(minH.size()&gt;0){</text:p>
            <text:p text:style-name="P75"/>
            <text:p text:style-name="P75">int freq = minH.top().first;</text:p>
            <text:p text:style-name="P75">char ch = minH.ttop().second;</text:p>
            <text:p text:style-name="P75">for(oint i=0;i&lt;freq;i++){</text:p>
            <text:p text:style-name="P75">ans+=ch;</text:p>
            <text:p text:style-name="P75">}</text:p>
            <text:p text:style-name="P75"/>
            <text:p text:style-name="P75">return ans;</text:p>
            <text:p text:style-name="P75">}</text:p>
            <text:p text:style-name="P73"><text:soft-page-break/></text:p>
            <text:p text:style-name="P73"/>
            <text:p text:style-name="P73">int main(){</text:p>
            <text:p text:style-name="P73">string str = “geeksforgeeks”;</text:p>
            <text:p text:style-name="P73">cout&lt;&lt;freqSort(str)&lt;&lt;”\n”;</text:p>
            <text:p text:style-name="P73">return 0;</text:p>
            <text:p text:style-name="P73">}</text:p>
            <text:p text:style-name="P71"/>
            <text:p text:style-name="P34"/>
            <text:p text:style-name="P34"/>
            <text:p text:style-name="P34"/>
            <text:p text:style-name="P34"/>
            <text:p text:style-name="P34"/>
          </table:table-cell>
        </table:table-row>
        <table:table-row>
          <table:table-cell table:style-name="Table1.A2" office:value-type="string">
            <text:h text:style-name="P1" text:outline-level="1">Sort an array of strings according to string lengths:</text:h>
            <text:p text:style-name="P2"/>
            <text:p text:style-name="P33"><text:span text:style-name="Strong_20_Emphasis"><text:span text:style-name="T1">Input :</text:span></text:span><text:span text:style-name="T1"> {“GeeksforGeeeks”, “I”, “from”, “am”}<text:line-break/></text:span><text:span text:style-name="Strong_20_Emphasis"><text:span text:style-name="T1">Output : </text:span></text:span><text:span text:style-name="T1">I am from GeeksforGeeks</text:span></text:p>
            <text:p text:style-name="P30"><text:span text:style-name="Strong_20_Emphasis"><text:span text:style-name="T19">Input :</text:span></text:span><text:span text:style-name="T18">  {“You”, “are”, “beautiful”, “looking”}<text:line-break/></text:span><text:span text:style-name="Strong_20_Emphasis"><text:span text:style-name="T19">Output :</text:span></text:span><text:span text:style-name="T18"> You are looking beautiful</text:span></text:p>
            <text:p text:style-name="P2"/>
            <text:p text:style-name="P10">python approach to solve this question:</text:p>
            <text:p text:style-name="P10">- take a string as a list. <text:s text:c="2"/>Use a sorted function by proving the key as len .</text:p>
            <text:p text:style-name="P10"/>
            <text:p text:style-name="P12">TC: 0(nlogn) <text:s text:c="2"/>AS = 0(1)</text:p>
            <text:p text:style-name="P10">def printsorted(arr):</text:p>
            <text:p text:style-name="P10"><text:s text:c="6"/>print(*sorted(arr,key = len))</text:p>
            <text:p text:style-name="P10"/>
            <text:p text:style-name="P10">arr = [“geeksforgeeks” , “I”, “from” , “am”]</text:p>
            <text:p text:style-name="P10">printsorted(arr)</text:p>
            <text:p text:style-name="P11"/>
            <text:p text:style-name="P12">cpp code using introsort with TC : 0(nlogn) <text:s/>AS : 0(1)</text:p>
            <text:p text:style-name="P12">intitialuze the string with the input words, calculate the string length. Compare the string and return the smallest one. Sort t he string array with the help of built in sort func</text:p>
            <text:p text:style-name="P12">print the sorted array. </text:p>
            <text:p text:style-name="P12"/>
            <text:p text:style-name="P2"/>
            <text:p text:style-name="P13">#inc<text:span text:style-name="T33">lude&lt;bits/stdc++.h&gt;</text:span></text:p>
            <text:p text:style-name="P14">using namespace std;</text:p>
            <text:p text:style-name="P14">bool compare(string &amp;s1, string <text:s text:c="2"/>&amp;s2){</text:p>
            <text:p text:style-name="P14"><text:s text:c="7"/>return s1.size() &lt; s2.size();</text:p>
            <text:p text:style-name="P14">}</text:p>
            <text:p text:style-name="P14"/>
            <text:p text:style-name="P14"><text:soft-page-break/>void printArraystring(sting str[], int n){</text:p>
            <text:p text:style-name="P14"/>
            <text:p text:style-name="P14">for(int i=0;i&lt;n;i++)</text:p>
            <text:p text:style-name="P14"><text:s text:c="4"/>cout&lt;&lt; str[i]&lt;&lt;” <text:s/>”;</text:p>
            <text:p text:style-name="P14">}</text:p>
            <text:p text:style-name="P14">int main(){</text:p>
            <text:p text:style-name="P14"/>
            <text:p text:style-name="P14">sting arr[] = {“geeksforgeeks”, “I ”, “from”, “am”};</text:p>
            <text:p text:style-name="P14">int n = sizeof(arr) / <text:s/>sizeof(arr[0]);</text:p>
            <text:p text:style-name="P14">sort(arr,arr+n, compare);</text:p>
            <text:p text:style-name="P14">printArraystring(arr,n);</text:p>
            <text:p text:style-name="P14">return 0;</text:p>
            <text:p text:style-name="P14"/>
            <text:p text:style-name="P14">}</text:p>
            <text:p text:style-name="P15"/>
            <text:p text:style-name="P2"/>
            <text:p text:style-name="P2"/>
            <text:p text:style-name="P41"/>
          </table:table-cell>
        </table:table-row>
        <table:table-row>
          <table:table-cell table:style-name="Table1.A2" office:value-type="string">
            <text:h text:style-name="P3" text:outline-level="1"><text:span text:style-name="T32">Print <text:s/></text:span>Sort<text:span text:style-name="T33">ed</text:span> string of characters:</text:h>
            <text:p text:style-name="P4"/>
            <text:p text:style-name="P17">Input : bbccdefbbaa </text:p>
            <text:p text:style-name="P16">Output : aabbbbccdef</text:p>
            <text:p text:style-name="P28"/>
            <text:p text:style-name="P16">Input : geeksforgeeks</text:p>
            <text:p text:style-name="P16">Output : eeeefggkkorss</text:p>
            <text:p text:style-name="P16"/>
            <text:p text:style-name="P16"><text:span text:style-name="T15">A </text:span><text:span text:style-name="Strong_20_Emphasis"><text:span text:style-name="T16">simple approach</text:span></text:span> <text:span text:style-name="T15">will be to use sorting algorithms like </text:span><text:a xlink:type="simple" xlink:href="https://www.geeksforgeeks.org/quick-sort/" text:style-name="Internet_20_link" text:visited-style-name="Visited_20_Internet_20_Link"><text:span text:style-name="T17">quick sort</text:span></text:a> <text:span text:style-name="T15">or </text:span><text:a xlink:type="simple" xlink:href="https://www.geeksforgeeks.org/merge-sort/" text:style-name="Internet_20_link" text:visited-style-name="Visited_20_Internet_20_Link"><text:span text:style-name="T17">merge sort</text:span></text:a> <text:span text:style-name="T15">and sort the input string and print it. </text:span></text:p>
            <text:p text:style-name="P51">TC: 0(nlogn) AS : 0(1)</text:p>
            <text:p text:style-name="P51">#include&lt;bits/stdc++.h&gt;</text:p>
            <text:p text:style-name="P51">using namespace std;</text:p>
            <text:p text:style-name="P51"/>
            <text:p text:style-name="P51">void sortstring(string &amp;str){</text:p>
            <text:p text:style-name="P51">sort(str.begin(),str.end());</text:p>
            <text:p text:style-name="P51">cout&lt;&lt;str;</text:p>
            <text:p text:style-name="P51">}</text:p>
            <text:p text:style-name="P51"><text:soft-page-break/></text:p>
            <text:p text:style-name="P51">int main(){</text:p>
            <text:p text:style-name="P51">string s=”geeksforgeeks”;</text:p>
            <text:p text:style-name="P51">sortstring(s);</text:p>
            <text:p text:style-name="P51">return 0;</text:p>
            <text:p text:style-name="P51">}</text:p>
            <text:p text:style-name="P51"/>
            <text:p text:style-name="P31"><text:span text:style-name="T2">-An </text:span><text:span text:style-name="Strong_20_Emphasis"><text:span text:style-name="T3">efficient approach</text:span></text:span><text:span text:style-name="T4"> </text:span><text:span text:style-name="T2">will be to observe first that there can be a total of 26 unique characters only. So, we can store the count of occurrences of all the characters from ‘a’ to ‘z’ in a hashed array. The first index of the hashed array will represent character ‘a’, second will represent ‘b’ and so on. Finally, we will simply traverse the hashed array and print the characters from ‘a’ to ‘z’ the number of times they occurred in input string.</text:span></text:p>
            <text:p text:style-name="P46"/>
            <text:p text:style-name="P46"/>
            <text:p text:style-name="P47">#include&lt;iostream&gt;</text:p>
            <text:p text:style-name="P47">#include&lt;bits/stdc++.h&gt;</text:p>
            <text:p text:style-name="P47">const int MAX_CHAR=26;</text:p>
            <text:p text:style-name="P47"/>
            <text:p text:style-name="P47">void sortstring(string &amp;str){</text:p>
            <text:p text:style-name="P47">int charcount[MAX_CHAR]= {0};</text:p>
            <text:p text:style-name="P47">for(int i=0;i&lt;str.length();i++)</text:p>
            <text:p text:style-name="P47"><text:s text:c="6"/>charcount[str[i] – ‘a’]++;</text:p>
            <text:p text:style-name="P47"/>
            <text:p text:style-name="P47">//to print the hashed array:</text:p>
            <text:p text:style-name="P47">for(int i =0;i&lt;MAX_CHAR;i++)</text:p>
            <text:p text:style-name="P47"><text:s text:c="6"/>for(int j=0;j&lt;charcount[i];j++)</text:p>
            <text:p text:style-name="P47"><text:s text:c="12"/>cout&lt;&lt; (char) (‘a’+i);</text:p>
            <text:p text:style-name="P47">}</text:p>
            <text:p text:style-name="P47"/>
            <text:p text:style-name="P47">int main(){</text:p>
            <text:p text:style-name="P47">string s= “geeksforgeeks”;</text:p>
            <text:p text:style-name="P47">sortstring(s);</text:p>
            <text:p text:style-name="P47">return 0;</text:p>
            <text:p text:style-name="P47">}</text:p>
            <text:p text:style-name="P37"/>
            <text:p text:style-name="P37"/>
            <text:p text:style-name="P37"/>
            <text:p text:style-name="P37"/>
          </table:table-cell>
        </table:table-row>
        <table:table-row table:style-name="Table1.4">
          <table:table-cell table:style-name="Table1.A2" office:value-type="string">
            <text:p text:style-name="P26">Decimal Equivalent of Binary Linked List:</text:p>
            <text:p text:style-name="P26"/>
            <text:p text:style-name="P18"><text:soft-page-break/><text:span text:style-name="T28"><text:s text:c="3"/></text:span><text:span text:style-name="T30">Input <text:s/>: 0-&gt;0-&gt;0-&gt;1-&gt;1-&gt;0-&gt;0-&gt;1-&gt;0</text:span></text:p>
            <text:p text:style-name="P19"><text:s text:c="3"/><text:span text:style-name="T26">Output : 50 <text:s text:c="2"/></text:span></text:p>
            <text:p text:style-name="P28"/>
            <text:p text:style-name="P19"><text:s text:c="3"/><text:span text:style-name="T26">Input <text:s/>: 1-&gt;0-&gt;0</text:span></text:p>
            <text:p text:style-name="P19"><text:s text:c="3"/><text:span text:style-name="T26">Output : 4</text:span></text:p>
            <text:p text:style-name="P64">Initialize the result as 0. Traverse the linked list and for each node, </text:p>
            <text:p text:style-name="P64">multiply the result by 2 and add the node’s data to it.</text:p>
            <text:p text:style-name="P20"/>
            <text:p text:style-name="P20"/>
            <text:p text:style-name="P26"/>
            <table:table table:name="Table2" table:style-name="Table2">
              <table:table-column table:style-name="Table2.A"/>
              <table:table-column table:style-name="Table2.B"/>
              <table:table-row>
                <table:table-cell table:style-name="Table2.A1" office:value-type="string">
                  <text:p text:style-name="P48">#include&lt;bits/stdc++.h&gt;</text:p>
                  <text:p text:style-name="P48">using namespace std;</text:p>
                  <text:p text:style-name="P48">struct Node{</text:p>
                  <text:p text:style-name="P48"><text:s text:c="4"/></text:p>
                  <text:p text:style-name="P48"><text:s text:c="4"/>bool data;</text:p>
                  <text:p text:style-name="P48"><text:s text:c="4"/>struct Node* next;</text:p>
                  <text:p text:style-name="P48"><text:s text:c="4"/>Node(bool value){</text:p>
                  <text:p text:style-name="P48"><text:s text:c="8"/>data = value;</text:p>
                  <text:p text:style-name="P48"><text:s text:c="8"/>next=NULL;</text:p>
                  <text:p text:style-name="P48"><text:s text:c="4"/>}</text:p>
                  <text:p text:style-name="P48">};</text:p>
                  <text:p text:style-name="P48"/>
                  <text:p text:style-name="P48">int decimalValue(Node *head){</text:p>
                  <text:p text:style-name="P48"><text:s text:c="4"/>int res= 0;</text:p>
                  <text:p text:style-name="P48"><text:s text:c="4"/>while(head!=NULL){</text:p>
                  <text:p text:style-name="P48"><text:s text:c="8"/></text:p>
                  <text:p text:style-name="P48"><text:s text:c="8"/>res = (res &lt;&lt; 1 ) + head-&gt;data ;</text:p>
                  <text:p text:style-name="P48"><text:s text:c="8"/></text:p>
                  <text:p text:style-name="P48"><text:s text:c="8"/>head = head-&gt;next;</text:p>
                  <text:p text:style-name="P48"><text:s text:c="4"/>}</text:p>
                  <text:p text:style-name="P48"><text:s text:c="4"/>return res;</text:p>
                  <text:p text:style-name="P48"><text:s text:c="4"/></text:p>
                  <text:p text:style-name="P48">}</text:p>
                  <text:p text:style-name="P48"/>
                  <text:p text:style-name="P48">int main(){</text:p>
                  <text:p text:style-name="P48"><text:s text:c="4"/>Node* head = new Node(1);</text:p>
                  <text:p text:style-name="P48"><text:s text:c="4"/>head-&gt;next = new Node(0);</text:p>
                  <text:p text:style-name="P48"><text:s text:c="4"/>head-&gt;next-&gt;next =new <text:s/>Node(1);</text:p>
                  <text:p text:style-name="P48"><text:s text:c="4"/>head-&gt;next-&gt;next-&gt;next = <text:soft-page-break/>new Node(1);</text:p>
                  <text:p text:style-name="P48"><text:s text:c="4"/></text:p>
                  <text:p text:style-name="P48"><text:s text:c="4"/>cout&lt;&lt;decimalValue(head);</text:p>
                  <text:p text:style-name="P48"><text:s text:c="4"/>return 0;</text:p>
                  <text:p text:style-name="P48">}</text:p>
                </table:table-cell>
                <table:table-cell table:style-name="Table2.A1" office:value-type="string">
                  <text:p text:style-name="P78">Class Node:</text:p>
                  <text:p text:style-name="P78"/>
                  <text:p text:style-name="P78"><text:s text:c="6"/>def __init__(self,data):</text:p>
                  <text:p text:style-name="P78"><text:s text:c="12"/><text:span text:style-name="T34">self.data =data</text:span></text:p>
                  <text:p text:style-name="P80"><text:s text:c="12"/>self.next = None</text:p>
                  <text:p text:style-name="P80">class Linkedlist:</text:p>
                  <text:p text:style-name="P80"><text:s text:c="5"/>def __init__(self):</text:p>
                  <text:p text:style-name="P80"><text:s text:c="10"/>self.head = None</text:p>
                  <text:p text:style-name="P80"><text:s text:c="5"/>def decimalvalue(self,head):</text:p>
                  <text:p text:style-name="P80"><text:s text:c="10"/>res = 0</text:p>
                  <text:p text:style-name="P80"><text:s text:c="10"/>while head :</text:p>
                  <text:p text:style-name="P80"><text:s text:c="16"/>res = (res &lt;&lt;1 ) +head.data</text:p>
                  <text:p text:style-name="P80"><text:s text:c="16"/>head = head.next</text:p>
                  <text:p text:style-name="P80"><text:s text:c="9"/>return res</text:p>
                  <text:p text:style-name="P80"/>
                  <text:p text:style-name="P80">if __name__== ‘__main__’:</text:p>
                  <text:p text:style-name="P80"><text:s text:c="6"/></text:p>
                  <text:p text:style-name="P80"><text:s text:c="8"/>llist=Linkedlist()</text:p>
                  <text:p text:style-name="P80"><text:s text:c="8"/>llist.head = Node(1)</text:p>
                  <text:p text:style-name="P80"><text:s text:c="8"/>llist.head.next = Node(0)</text:p>
                  <text:p text:style-name="P80"><text:s text:c="8"/>llist.head.next.next = Node(1)</text:p>
                  <text:p text:style-name="P80"><text:s text:c="8"/>llist.head.next.next.next = Node(1)</text:p>
                  <text:p text:style-name="P80"/>
                  <text:p text:style-name="P80"><text:s text:c="8"/>print(“decimal value is <text:s text:c="15"/>{}”.format(llist.decimalvalue(llist.head)))</text:p>
                </table:table-cell>
              </table:table-row>
              <table:table-row>
                <table:table-cell table:style-name="Table2.A1" office:value-type="string">
                  <text:p text:style-name="P48"/>
                </table:table-cell>
                <table:table-cell table:style-name="Table2.A1" office:value-type="string">
                  <text:p text:style-name="P78"/>
                </table:table-cell>
              </table:table-row>
            </table:table>
            <text:p text:style-name="P26"/>
            <text:p text:style-name="P26"/>
            <text:p text:style-name="P27"/>
            <text:p text:style-name="P27"/>
            <text:p text:style-name="P37"/>
          </table:table-cell>
        </table:table-row>
        <table:table-row table:style-name="Table1.5">
          <table:table-cell table:style-name="Table1.A2" office:value-type="string">
            <text:h text:style-name="P49" text:outline-level="1">How to Write the Functions that Modify the Head Pointer of a Linked List in C?</text:h>
            <text:p text:style-name="P21"/>
            <text:p text:style-name="P54">Node* push_front(Node* head, int new_val){</text:p>
            <text:p text:style-name="P55"><text:s text:c="4"/><text:span text:style-name="T35">Node* new_node = new Node(new_val);</text:span></text:p>
            <text:p text:style-name="P55"><text:s text:c="4"/><text:span text:style-name="T35">new_node-&gt;next = head;</text:span></text:p>
            <text:p text:style-name="P55"><text:s text:c="4"/></text:p>
            <text:p text:style-name="P55"><text:s text:c="4"/><text:span text:style-name="T35">head = new_node;</text:span></text:p>
            <text:p text:style-name="P55"><text:s text:c="4"/><text:span text:style-name="T35">return head;</text:span></text:p>
            <text:p text:style-name="P52">}</text:p>
            <text:p text:style-name="P62"/>
            <text:p text:style-name="P52">int main(){</text:p>
            <text:p text:style-name="P55"><text:s text:c="4"/><text:span text:style-name="T35">Node *head = NULL;</text:span></text:p>
            <text:p text:style-name="P55"><text:s text:c="4"/><text:span text:style-name="T35">head = push_front(head, 2);</text:span></text:p>
            <text:p text:style-name="P53">}</text:p>
            <text:p text:style-name="P21"/>
            <text:p text:style-name="P21"/>
            <text:p text:style-name="P21">https://www.codingninjas.com/codestudio/library/how-to-write-the-functions-that-modify-the-head-pointer-of-a-linked-list-in-c</text:p>
            <text:p text:style-name="P44"/>
          </table:table-cell>
        </table:table-row>
        <table:table-row>
          <table:table-cell table:style-name="Table1.A2" office:value-type="string">
            <text:h text:style-name="P5" text:outline-level="1">Program for Binary To Decimal Conversion:</text:h>
            <text:p text:style-name="P7"/>
            <text:p text:style-name="P6"><text:span text:style-name="Strong_20_Emphasis"><text:span text:style-name="T27">Input :</text:span></text:span><text:span text:style-name="T25"> 111</text:span></text:p>
            <text:p text:style-name="P29"><text:span text:style-name="Strong_20_Emphasis"><text:span text:style-name="T6">Output :</text:span></text:span><text:span text:style-name="T5"> 7</text:span></text:p>
            <text:p text:style-name="P32"/>
            <text:p text:style-name="P29"><text:span text:style-name="Strong_20_Emphasis"><text:span text:style-name="T6">Input :</text:span></text:span><text:span text:style-name="T5"> 1010</text:span></text:p>
            <text:p text:style-name="P29"><text:span text:style-name="Strong_20_Emphasis"><text:span text:style-name="T6">Output :</text:span></text:span><text:span text:style-name="T5"> 10</text:span></text:p>
            <text:p text:style-name="P28"/>
            <text:p text:style-name="P29"><text:span text:style-name="Strong_20_Emphasis"><text:span text:style-name="T6">Input:</text:span></text:span><text:span text:style-name="T5"> 100001</text:span></text:p>
            <text:p text:style-name="P29"><text:span text:style-name="Strong_20_Emphasis"><text:span text:style-name="T6">Output: </text:span></text:span><text:span text:style-name="T5">33</text:span></text:p>
            <text:p text:style-name="P7"/>
            <text:p text:style-name="P79">Class Node:</text:p>
            <text:p text:style-name="P79"/>
            <text:p text:style-name="P79"><text:soft-page-break/><text:s text:c="6"/>def __init__(self,data):</text:p>
            <text:p text:style-name="P79"><text:s text:c="12"/><text:span text:style-name="T34">self.data =data</text:span></text:p>
            <text:p text:style-name="P81"><text:s text:c="12"/>self.next = None</text:p>
            <text:p text:style-name="P81">class Linkedlist:</text:p>
            <text:p text:style-name="P81"><text:s text:c="5"/>def __init__(self):</text:p>
            <text:p text:style-name="P81"><text:s text:c="10"/>self.head = None</text:p>
            <text:p text:style-name="P81"><text:s text:c="5"/>def decimalvalue(self,head):</text:p>
            <text:p text:style-name="P81"><text:s text:c="10"/>res = 0</text:p>
            <text:p text:style-name="P81"><text:s text:c="10"/>while head :</text:p>
            <text:p text:style-name="P81"><text:s text:c="16"/>res = (res &lt;&lt;1 ) +head.data</text:p>
            <text:p text:style-name="P81"><text:s text:c="16"/>head = head.next</text:p>
            <text:p text:style-name="P81"><text:s text:c="9"/>return res</text:p>
            <text:p text:style-name="P81"/>
            <text:p text:style-name="P81">if __name__== ‘__main__’:</text:p>
            <text:p text:style-name="P81"><text:s text:c="6"/></text:p>
            <text:p text:style-name="P81"><text:s text:c="8"/>llist=Linkedlist()</text:p>
            <text:p text:style-name="P81"><text:s text:c="8"/>llist.head = Node(1)</text:p>
            <text:p text:style-name="P81"><text:s text:c="8"/>llist.head.next = Node(0)</text:p>
            <text:p text:style-name="P81"><text:s text:c="8"/>llist.head.next.next = Node(1)</text:p>
            <text:p text:style-name="P81"><text:s text:c="8"/>llist.head.next.next.next = Node(1)</text:p>
            <text:p text:style-name="P81"/>
            <text:p text:style-name="P82"><text:s text:c="8"/>print(“decimal value is <text:s text:c="15"/>{}”.format(llist.decimalvalue(llist.head)))</text:p>
            <text:p text:style-name="P42"/>
          </table:table-cell>
        </table:table-row>
        <table:table-row>
          <table:table-cell table:style-name="Table1.A2" office:value-type="string">
            <text:h text:style-name="P8" text:outline-level="1">Program To Check whether a Triangle is Equilateral, Isosceles or Scalene.</text:h>
            <text:p text:style-name="P9"/>
            <text:p text:style-name="P9"><text:span text:style-name="Strong_20_Emphasis"><text:span text:style-name="T14">Input:</text:span></text:span><text:span text:style-name="T13"> X = 6, Y = 8, Z = 10<text:line-break/></text:span><text:span text:style-name="Strong_20_Emphasis"><text:span text:style-name="T14">Output:</text:span></text:span><text:span text:style-name="T13"> Scalene Triangle<text:line-break/></text:span><text:span text:style-name="Strong_20_Emphasis"><text:span text:style-name="T14">Explanation:</text:span></text:span><text:span text:style-name="T13"><text:line-break/>Since all the sides of the given triangle are unequal, the triangle is scalene.</text:span></text:p>
            <text:p text:style-name="P30"><text:span text:style-name="Strong_20_Emphasis"><text:span text:style-name="T19">Input:</text:span></text:span><text:span text:style-name="T18"> X = 10, Y = 10, Z = 10<text:line-break/></text:span><text:span text:style-name="Strong_20_Emphasis"><text:span text:style-name="T19">Output:</text:span></text:span><text:span text:style-name="T18"> Equilateral Triangle<text:line-break/></text:span><text:span text:style-name="Strong_20_Emphasis"><text:span text:style-name="T19">Explanation:</text:span></text:span><text:span text:style-name="T18"><text:line-break/>Since all the sides of the given triangle are equal.</text:span></text:p>
            <text:p text:style-name="P9"/>
            <text:p text:style-name="P86">#include&lt;stdio.h&gt;</text:p>
            <text:p text:style-name="P86">int main(){</text:p>
            <text:p text:style-name="P86">int s1,s2,s3;</text:p>
            <text:p text:style-name="P86">printf(“enter sides of triangle”);</text:p>
            <text:p text:style-name="P86">scanf(“%d %d %d”, &amp;s1,&amp;s2, &amp;s3);</text:p>
            <text:p text:style-name="P86">if(s1 ==s2 &amp;&amp; s2==s3 &amp;&amp; s3==s1){</text:p>
            <text:p text:style-name="P86"><text:s text:c="9"/>printf(“the triangle is a equiletral triangle”);</text:p>
            <text:p text:style-name="P86">}</text:p>
            <text:p text:style-name="P86"><text:soft-page-break/>if(s1==s2 || s2 == s3 || s3 ==s1){</text:p>
            <text:p text:style-name="P86"><text:s text:c="11"/>printf(“the triangle is a isoceles triangle”);</text:p>
            <text:p text:style-name="P86"/>
            <text:p text:style-name="P86">}</text:p>
            <text:p text:style-name="P86">else{</text:p>
            <text:p text:style-name="P86"><text:s text:c="7"/>printf(“this is an scalenen triangle ”);</text:p>
            <text:p text:style-name="P86">}</text:p>
            <text:p text:style-name="P86">return 0;</text:p>
            <text:p text:style-name="P86">}</text:p>
            <text:p text:style-name="P9"/>
            <text:p text:style-name="P68"/>
          </table:table-cell>
        </table:table-row>
        <table:table-row>
          <table:table-cell table:style-name="Table1.A2" office:value-type="string">
            <text:p text:style-name="P69"><text:span text:style-name="T7">a. Define a struct data type to represent a triangle as 3 points.</text:span></text:p>
            <text:p text:style-name="P61"><text:span text:style-name="T10"><text:s/></text:span><text:span text:style-name="Strong_20_Emphasis"><text:span text:style-name="T10">#include &lt;iostream&gt;</text:span></text:span></text:p>
            <text:p text:style-name="P61"><text:span text:style-name="Strong_20_Emphasis"><text:span text:style-name="T10"><text:s/>#include &lt;cmath&gt; <text:s/></text:span></text:span></text:p>
            <text:p text:style-name="P61"><text:span text:style-name="Strong_20_Emphasis"><text:span text:style-name="T10">using namespace std; </text:span></text:span></text:p>
            <text:p text:style-name="P61"><text:span text:style-name="Strong_20_Emphasis"><text:span text:style-name="T10"><text:s/>struct Point { <text:s text:c="4"/>double x; <text:s text:c="4"/>double y; }; </text:span></text:span></text:p>
            <text:p text:style-name="P61"><text:span text:style-name="Strong_20_Emphasis"><text:span text:style-name="T10"><text:s/>struct Triangle { <text:s text:c="4"/>Point a; <text:s text:c="4"/>Point b; <text:s text:c="4"/>Point c; }; </text:span></text:span></text:p>
            <text:p text:style-name="P61"><text:span text:style-name="Strong_20_Emphasis"><text:span text:style-name="T10"><text:s/>double distance(Point x, Point y) {</text:span></text:span></text:p>
            <text:p text:style-name="P61"><text:span text:style-name="Strong_20_Emphasis"><text:span text:style-name="T10"><text:s text:c="2"/>return sqrt(pow(x.x - y.x, 2) + pow(x.y - y.y, 2)); } </text:span></text:span></text:p>
            <text:p text:style-name="P61"><text:span text:style-name="Strong_20_Emphasis"><text:span text:style-name="T10"><text:s/>double perimeter(Triangle triangle) { <text:s/></text:span></text:span></text:p>
            <text:p text:style-name="P61"><text:span text:style-name="Strong_20_Emphasis"><text:span text:style-name="T10"><text:s text:c="3"/>return distance(triangle.a, triangle.b) + distance(triangle.b, triangle.c) + <text:s/></text:span></text:span></text:p>
            <text:p text:style-name="P61"><text:span text:style-name="Strong_20_Emphasis"><text:span text:style-name="T10"><text:s/>distance(triangle.a, triangle.c); } <text:s/></text:span></text:span></text:p>
            <text:p text:style-name="P61"><text:span text:style-name="Strong_20_Emphasis"><text:span text:style-name="T10">int main() { <text:s text:c="4"/>Point p1, p2, p3; <text:s text:c="2"/></text:span></text:span></text:p>
            <text:p text:style-name="P61"><text:span text:style-name="Strong_20_Emphasis"><text:span text:style-name="T10"><text:s text:c="2"/>cout &lt;&lt; "Enter x of first point: "; <text:s text:c="3"/></text:span></text:span></text:p>
            <text:p text:style-name="P61"><text:span text:style-name="Strong_20_Emphasis"><text:span text:style-name="T10"><text:s/>cin &gt;&gt; p1.x; <text:s text:c="4"/></text:span></text:span></text:p>
            <text:p text:style-name="P61"><text:span text:style-name="Strong_20_Emphasis"><text:span text:style-name="T10">cout &lt;&lt; "Enter y of first point: "; </text:span></text:span></text:p>
            <text:p text:style-name="P61"><text:span text:style-name="Strong_20_Emphasis"><text:span text:style-name="T10"><text:s text:c="4"/>cin &gt;&gt; p1.y; </text:span></text:span></text:p>
            <text:p text:style-name="P61"><text:span text:style-name="Strong_20_Emphasis"><text:span text:style-name="T10"><text:s text:c="4"/>cout &lt;&lt; "Enter x of second point: "; </text:span></text:span></text:p>
            <text:p text:style-name="P61"><text:span text:style-name="Strong_20_Emphasis"><text:span text:style-name="T10"><text:s text:c="4"/>cin &gt;&gt; p2.x; <text:s/></text:span></text:span></text:p>
            <text:p text:style-name="P61"><text:span text:style-name="Strong_20_Emphasis"><text:span text:style-name="T10"><text:s text:c="3"/>cout &lt;&lt; "Enter y of second point: "; <text:s text:c="2"/></text:span></text:span></text:p>
            <text:p text:style-name="P61"><text:span text:style-name="Strong_20_Emphasis"><text:span text:style-name="T10"><text:s text:c="2"/>cin &gt;&gt; p2.y; <text:s/></text:span></text:span></text:p>
            <text:p text:style-name="P61"><text:span text:style-name="Strong_20_Emphasis"><text:span text:style-name="T10"><text:s text:c="3"/>cout &lt;&lt; "Enter x of third point: "; </text:span></text:span></text:p>
            <text:p text:style-name="P61"><text:span text:style-name="Strong_20_Emphasis"><text:span text:style-name="T10"><text:s text:c="4"/>cin &gt;&gt; p3.x; <text:s/></text:span></text:span></text:p>
            <text:p text:style-name="P61"><text:span text:style-name="Strong_20_Emphasis"><text:span text:style-name="T10"><text:s text:c="3"/>cout &lt;&lt; "Enter y of third point: "; </text:span></text:span></text:p>
            <text:p text:style-name="P61"><text:span text:style-name="Strong_20_Emphasis"><text:span text:style-name="T10"><text:s text:c="4"/>cin &gt;&gt; p3.y; <text:s text:c="5"/>Triangle triangle; <text:s/></text:span></text:span></text:p>
            <text:p text:style-name="P61"><text:span text:style-name="Strong_20_Emphasis"><text:span text:style-name="T10"><text:s text:c="3"/>triangle.a = p1; <text:s text:c="4"/>triangle.b = p2; <text:s text:c="3"/></text:span></text:span></text:p>
            <text:p text:style-name="P61"><text:span text:style-name="Strong_20_Emphasis"><text:span text:style-name="T10"><text:s/>triangle.c = p3; <text:s text:c="2"/></text:span></text:span></text:p>
            <text:p text:style-name="P61"><text:span text:style-name="Strong_20_Emphasis"><text:span text:style-name="T10"><text:s text:c="3"/>cout &lt;&lt; "Perimeter of the triangle is " &lt;&lt; perimeter(triangle) &lt;&lt; endl;</text:span></text:span></text:p>
            <text:p text:style-name="P61"><text:span text:style-name="Strong_20_Emphasis"><text:span text:style-name="T10"><text:s text:c="5"/>return 0; }</text:span></text:span></text:p>
            <text:p text:style-name="Text_20_body"><text:line-break/></text:p>
            <text:p text:style-name="P69"><text:span text:style-name="T7"/></text:p>
            <text:p text:style-name="P69"><text:span text:style-name="T7"/></text:p>
            <text:p text:style-name="P69"><text:soft-page-break/><text:line-break/><text:span text:style-name="T7">b. Write a function get_triangle(), to input the three corners of a triangle and return triangle structure. </text:span></text:p>
            <text:p text:style-name="P69"><text:span text:style-name="T7">Using triangle get_triangle()</text:span></text:p>
            <text:p text:style-name="P69"><text:span text:style-name="T7"/></text:p>
            <text:p text:style-name="P69"><text:span text:style-name="T7">#include &lt;stdio.h&gt;<text:line-break/><text:line-break/>typedef struct {<text:line-break/>double x;<text:line-break/>double y;<text:line-break/>} point;<text:line-break/><text:line-break/>int main()<text:line-break/>{<text:line-break/>point A;<text:line-break/>point B;<text:line-break/>point C;<text:line-break/>A . x=5;<text:line-break/>A . y=4;<text:line-break/>printf("Enter the X and Y for Point A:");<text:line-break/>scanf ("%lg%lg", &amp;A.x, &amp;A.y);<text:line-break/>printf("Enter the X and Y for Point B:");<text:line-break/>scanf ("%lg%lg", &amp;B.x, &amp;B.y);<text:line-break/>printf("Enter the X and Y for Point C:");<text:line-break/>scanf ("%lg%lg", &amp;C.x, &amp;C.y);<text:line-break/>printf ("The values entered for X and Y for Point A: %g\t %g\n",A.x,A.y);<text:line-break/>printf("The values entered for X and Y for Point B: %g\t %g\n",B.x,B.y);<text:line-break/>printf("The values entered for X and Y for Point C: %g\t %g\n",C.x,C.y);<text:line-break/><text:line-break/>return 0;<text:line-break/>}</text:span></text:p>
            <text:p text:style-name="P69"><text:line-break/><text:span text:style-name="T7">c. Write a function classify(); that will analize the shape of triangle. The input should be one triangle and the result </text:span></text:p>
            <text:p text:style-name="P69"><text:span text:style-name="T7">should be a pointer to a character array. Prototype is: char * classify triangle.</text:span><text:line-break/><text:span text:style-name="T7">d. Write a main program with loop which will permit user to enter a series of triangles. For each echo the input, call the classify() fuction and print the triangles shape. (isosceles 2 sides equal, equilateral all sides same, or scalene no sides are equal).</text:span><text:line-break/><text:span text:style-name="T7">The problem I am having so far is how call to classify and determine which shape it is.</text:span></text:p>
            <text:p text:style-name="P45"><text:line-break/></text:p>
          </table:table-cell>
        </table:table-row>
        <table:table-row>
          <table:table-cell table:style-name="Table1.A2" office:value-type="string">
            <text:p text:style-name="P37"/>
          </table:table-cell>
        </table:table-row>
        <table:table-row>
          <table:table-cell table:style-name="Table1.A2" office:value-type="string">
            <text:p text:style-name="P37"/>
          </table:table-cell>
        </table:table-row>
        <table:table-row>
          <table:table-cell table:style-name="Table1.A2" office:value-type="string">
            <text:p text:style-name="P37">Get the number of values in between the given range which are divisible by 3 and 5.</text:p>
            <text:p text:style-name="P37"/>
            <text:p text:style-name="P37"/>
            <text:p text:style-name="P37">lower = int(input("enter the lower value "))</text:p>
            <text:p text:style-name="P37">upper = int(input("enter the upper value"))</text:p>
            <text:p text:style-name="P37">count = 0</text:p>
            <text:p text:style-name="P37">for i in range(lower,upper+1):</text:p>
            <text:p text:style-name="P37"><text:s text:c="4"/>if(i % 3 == 0) and (i % 5 == 0):</text:p>
            <text:p text:style-name="P37"><text:s text:c="4"/># <text:s text:c="3"/>print(i)</text:p>
            <text:p text:style-name="P37"><text:s text:c="8"/>count = count+1</text:p>
            <text:p text:style-name="P37">print("\n\n\n")</text:p>
            <text:p text:style-name="P37">print(count)</text:p>
            <text:p text:style-name="P37"/>
          </table:table-cell>
        </table:table-row>
        <table:table-row>
          <table:table-cell table:style-name="Table1.A2" office:value-type="string">
            <text:p text:style-name="P38"/>
          </table:table-cell>
        </table:table-row>
        <table:table-row table:style-name="Table1.13">
          <table:table-cell table:style-name="Table1.A2" office:value-type="string">
            <text:h text:style-name="P8" text:outline-level="1">Maximum XOR value of a pair from a range::</text:h>
            <text:p text:style-name="P9"/>
            <text:p text:style-name="P83">// C/C++ program to get maximum xor value</text:p>
            <text:p text:style-name="P83">// of two numbers in a range</text:p>
            <text:p text:style-name="P83">#include &lt;bits/stdc++.h&gt;</text:p>
            <text:p text:style-name="P83"><text:soft-page-break/>using namespace std;</text:p>
            <text:p text:style-name="P83"/>
            <text:p text:style-name="P83">// method to get maximum xor value in range [L, R]</text:p>
            <text:p text:style-name="P83">int maxXORInRange(int L, int R)</text:p>
            <text:p text:style-name="P83">{</text:p>
            <text:p text:style-name="P83"><text:tab/>// get xor of limits</text:p>
            <text:p text:style-name="P83"><text:tab/>int LXR = L ^ R;</text:p>
            <text:p text:style-name="P83"/>
            <text:p text:style-name="P83"><text:tab/>// loop to get msb position of L^R</text:p>
            <text:p text:style-name="P83"><text:tab/>int msbPos = 0;</text:p>
            <text:p text:style-name="P83"><text:tab/>while (LXR)</text:p>
            <text:p text:style-name="P83"><text:tab/>{</text:p>
            <text:p text:style-name="P83"><text:tab/><text:tab/>msbPos++;</text:p>
            <text:p text:style-name="P83"><text:tab/><text:tab/>LXR &gt;&gt;= 1;</text:p>
            <text:p text:style-name="P83"><text:tab/>}</text:p>
            <text:p text:style-name="P83"/>
            <text:p text:style-name="P83"><text:tab/>// Simply return the required maximum value.</text:p>
            <text:p text:style-name="P83"><text:tab/>return (1 &lt;&lt; msbPos) -1; // 2 ^ msbPos - 1</text:p>
            <text:p text:style-name="P83">}</text:p>
            <text:p text:style-name="P83"/>
            <text:p text:style-name="P83">// Driver code to test above methods</text:p>
            <text:p text:style-name="P83">int main()</text:p>
            <text:p text:style-name="P83">{</text:p>
            <text:p text:style-name="P83"><text:tab/>int L = 8;</text:p>
            <text:p text:style-name="P83"><text:tab/>int R = 20;</text:p>
            <text:p text:style-name="P83"><text:tab/>cout &lt;&lt; maxXORInRange(L, R) &lt;&lt; endl;</text:p>
            <text:p text:style-name="P83"><text:tab/>return 0;</text:p>
            <text:p text:style-name="P83">}</text:p>
            <text:p text:style-name="P43"/>
          </table:table-cell>
        </table:table-row>
        <table:table-row>
          <table:table-cell table:style-name="Table1.A14" office:value-type="string">
            <text:p text:style-name="P37"/>
          </table:table-cell>
        </table:table-row>
        <table:table-row>
          <table:table-cell table:style-name="Table1.A2" office:value-type="string">
            <text:p text:style-name="P37">PCI Driver and implementation:</text:p>
            <text:p text:style-name="P37"/>
            <text:p text:style-name="P37">https://www.oreilly.com/library/view/linux-device-drivers/0596005903/ch12.html</text:p>
          </table:table-cell>
        </table:table-row>
        <table:table-row>
          <table:table-cell table:style-name="Table1.A2" office:value-type="string">
            <text:p text:style-name="P37">Write a C program to swap adjacent bits in an interger:</text:p>
            <text:p text:style-name="P37"/>
            <text:p text:style-name="P58"><text:span text:style-name="T36">#include </text:span><text:span text:style-name="T37">&lt;</text:span><text:span text:style-name="T41">iostream</text:span><text:span text:style-name="T37">&gt;</text:span></text:p>
            <text:p text:style-name="P57"><text:span text:style-name="T38">using</text:span> <text:span text:style-name="T38">namespace</text:span> <text:span text:style-name="T42">std</text:span><text:span text:style-name="T43">;</text:span></text:p>
            <text:p text:style-name="P63"/>
            <text:p text:style-name="P57"><text:span text:style-name="T38">unsigned</text:span> <text:span text:style-name="T38">int</text:span> swap_odd_even<text:span text:style-name="T45">(</text:span><text:span text:style-name="T38">int</text:span> num<text:span text:style-name="T45">)</text:span><text:span text:style-name="T43">{</text:span></text:p>
            <text:p text:style-name="P56"><text:s text:c="8"/><text:span text:style-name="T39">int</text:span><text:span text:style-name="T47"> mask</text:span><text:span text:style-name="T46">=</text:span><text:span text:style-name="T48">0xAAAAAAAA</text:span><text:span text:style-name="T44">;</text:span></text:p>
            <text:p text:style-name="P56"><text:s text:c="8"/><text:span text:style-name="T49">//A in hexadecimal is equal to 10 in decimal </text:span></text:p>
            <text:p text:style-name="P56"><text:s text:c="8"/><text:span text:style-name="T49">//and 1010 in binary</text:span></text:p>
            <text:p text:style-name="P56"><text:s text:c="8"/></text:p>
            <text:p text:style-name="P56"><text:s text:c="8"/><text:span text:style-name="T39">unsigned</text:span><text:span text:style-name="T47"> </text:span><text:span text:style-name="T39">int</text:span><text:span text:style-name="T47"> oddbits </text:span><text:span text:style-name="T46">=</text:span><text:span text:style-name="T47"> </text:span><text:span text:style-name="T46">(</text:span><text:span text:style-name="T47">num</text:span><text:span text:style-name="T46">&amp;</text:span><text:span text:style-name="T47">mask</text:span><text:span text:style-name="T46">)</text:span><text:span text:style-name="T44">;</text:span></text:p>
            <text:p text:style-name="P56"><text:s text:c="8"/><text:span text:style-name="T49">//right shift for even bits</text:span></text:p>
            <text:p text:style-name="P56"><text:s text:c="8"/><text:span text:style-name="T39">unsigned</text:span><text:span text:style-name="T47"> </text:span><text:span text:style-name="T39">int</text:span><text:span text:style-name="T47"> evenbits </text:span><text:span text:style-name="T46">=</text:span><text:span text:style-name="T47"> num</text:span><text:span text:style-name="T46">&amp;(</text:span><text:span text:style-name="T47">mask</text:span><text:span text:style-name="T46">&gt;&gt;</text:span><text:span text:style-name="T50">1</text:span><text:span text:style-name="T46">)</text:span><text:span text:style-name="T44">;</text:span><text:span text:style-name="T47"> <text:s/></text:span></text:p>
            <text:p text:style-name="P56"><text:soft-page-break/><text:s text:c="8"/><text:span text:style-name="T49">//can also use 0x55555555 as mask for even bits</text:span></text:p>
            <text:p text:style-name="P63"/>
            <text:p text:style-name="P56"><text:s text:c="8"/><text:span text:style-name="T39">return</text:span><text:span text:style-name="T47"> </text:span><text:span text:style-name="T46">(</text:span><text:span text:style-name="T47">oddbits</text:span><text:span text:style-name="T46">&gt;&gt;</text:span><text:span text:style-name="T50">1</text:span><text:span text:style-name="T46">)</text:span><text:span text:style-name="T47"> </text:span><text:span text:style-name="T46">|</text:span><text:span text:style-name="T47"> </text:span><text:span text:style-name="T46">(</text:span><text:span text:style-name="T47">evenbits</text:span><text:span text:style-name="T46">&lt;&lt;</text:span><text:span text:style-name="T50">1</text:span><text:span text:style-name="T46">)</text:span><text:span text:style-name="T44">;</text:span></text:p>
            <text:p text:style-name="P60">}</text:p>
            <text:p text:style-name="P63"/>
            <text:p text:style-name="P57"><text:span text:style-name="T38">int</text:span> <text:span text:style-name="T51">main</text:span><text:span text:style-name="T45">()</text:span></text:p>
            <text:p text:style-name="P57"><text:span text:style-name="T43">{</text:span> </text:p>
            <text:p text:style-name="P56"><text:s text:c="8"/><text:span text:style-name="T39">int</text:span><text:span text:style-name="T47"> T</text:span><text:span text:style-name="T44">;</text:span><text:span text:style-name="T47"> <text:s/></text:span><text:span text:style-name="T49">//testcases</text:span></text:p>
            <text:p text:style-name="P56"><text:s text:c="8"/><text:span text:style-name="T52">cout</text:span><text:span text:style-name="T46">&lt;&lt;</text:span><text:span text:style-name="T40">"</text:span><text:span text:style-name="T53">Enter total number of elements (test cases): </text:span><text:span text:style-name="T40">"</text:span><text:span text:style-name="T44">;</text:span><text:span text:style-name="T47"> <text:s/></text:span></text:p>
            <text:p text:style-name="P56"><text:s text:c="8"/><text:span text:style-name="T52">cin</text:span><text:span text:style-name="T46">&gt;&gt;</text:span><text:span text:style-name="T47">T</text:span><text:span text:style-name="T44">;</text:span></text:p>
            <text:p text:style-name="P56"><text:s text:c="8"/></text:p>
            <text:p text:style-name="P56"><text:s text:c="8"/><text:span text:style-name="T49">//variable to store the number </text:span></text:p>
            <text:p text:style-name="P56"><text:s text:c="8"/><text:span text:style-name="T39">unsigned</text:span><text:span text:style-name="T47"> </text:span><text:span text:style-name="T39">int</text:span><text:span text:style-name="T47"> N</text:span><text:span text:style-name="T44">;</text:span><text:span text:style-name="T47"> <text:s text:c="2"/></text:span></text:p>
            <text:p text:style-name="P63"/>
            <text:p text:style-name="P56"><text:s text:c="8"/><text:span text:style-name="T39">for</text:span><text:span text:style-name="T46">(</text:span><text:span text:style-name="T39">int</text:span><text:span text:style-name="T47"> i</text:span><text:span text:style-name="T46">=</text:span><text:span text:style-name="T50">0</text:span><text:span text:style-name="T44">;</text:span><text:span text:style-name="T47">i</text:span><text:span text:style-name="T46">&lt;</text:span><text:span text:style-name="T47">T</text:span><text:span text:style-name="T44">;</text:span><text:span text:style-name="T47">i</text:span><text:span text:style-name="T46">++)</text:span></text:p>
            <text:p text:style-name="P56"><text:s text:c="8"/><text:span text:style-name="T44">{</text:span></text:p>
            <text:p text:style-name="P56"><text:s text:c="16"/><text:span text:style-name="T52">cout</text:span><text:span text:style-name="T46">&lt;&lt;</text:span><text:span text:style-name="T40">"</text:span><text:span text:style-name="T53">Enter number: </text:span><text:span text:style-name="T40">"</text:span><text:span text:style-name="T44">;</text:span><text:span text:style-name="T47"> </text:span></text:p>
            <text:p text:style-name="P56"><text:s text:c="16"/><text:span text:style-name="T52">cin</text:span><text:span text:style-name="T46">&gt;&gt;</text:span><text:span text:style-name="T47">N</text:span><text:span text:style-name="T44">;</text:span></text:p>
            <text:p text:style-name="P56"><text:s text:c="16"/><text:span text:style-name="T52">cout</text:span><text:span text:style-name="T46">&lt;&lt;</text:span><text:span text:style-name="T40">"</text:span><text:span text:style-name="T53">Original number is : </text:span><text:span text:style-name="T40">"</text:span><text:span text:style-name="T46">&lt;&lt;</text:span><text:span text:style-name="T47">N</text:span><text:span text:style-name="T46">&lt;&lt;</text:span><text:span text:style-name="T52">endl</text:span><text:span text:style-name="T44">;</text:span></text:p>
            <text:p text:style-name="P56"><text:s text:c="16"/><text:span text:style-name="T52">cout</text:span><text:span text:style-name="T46">&lt;&lt;</text:span><text:span text:style-name="T40">"</text:span><text:span text:style-name="T53">Converted number is :</text:span><text:span text:style-name="T40">"</text:span><text:span text:style-name="T46">&lt;&lt;</text:span><text:span text:style-name="T47">swap_odd_even</text:span><text:span text:style-name="T46">(</text:span><text:span text:style-name="T47">N</text:span><text:span text:style-name="T46">)&lt;&lt;</text:span><text:span text:style-name="T52">endl</text:span><text:span text:style-name="T44">;</text:span></text:p>
            <text:p text:style-name="P56"><text:s text:c="8"/><text:span text:style-name="T44">}</text:span></text:p>
            <text:p text:style-name="P56"><text:s text:c="8"/></text:p>
            <text:p text:style-name="P56"><text:s text:c="8"/><text:span text:style-name="T39">return</text:span><text:span text:style-name="T47"> </text:span><text:span text:style-name="T50">0</text:span><text:span text:style-name="T44">;</text:span></text:p>
            <text:p text:style-name="P59">}</text:p>
            <text:p text:style-name="P37"/>
            <text:p text:style-name="P37"/>
            <text:p text:style-name="P37">https://www.techiedelight.com/swap-adjacent-bits-number/</text:p>
          </table:table-cell>
        </table:table-row>
        <table:table-row>
          <table:table-cell table:style-name="Table1.A2" office:value-type="string">
            <text:p text:style-name="P38">Producer and consumer problem, race condition and synchronization </text:p>
            <text:p text:style-name="P38">mechanisms(semaphore, mutex and spin locks).:</text:p>
            <text:p text:style-name="P38"/>
            <text:p text:style-name="P38"><text:a xlink:type="simple" xlink:href="https://www.tutorialspoint.com/race-condition-critical-section-and-semaphore" text:style-name="Internet_20_link" text:visited-style-name="Visited_20_Internet_20_Link">https://www.tutorialspoint.com/race-condition-critical-section-and-semaphore</text:a></text:p>
            <text:p text:style-name="P38"/>
            <text:p text:style-name="P38">https://pediaa.com/what-is-the-difference-between-spinlock-and-mutex/</text:p>
          </table:table-cell>
        </table:table-row>
        <table:table-row>
          <table:table-cell table:style-name="Table1.A2" office:value-type="string">
            <text:p text:style-name="P37">What is an Interrupt and how it works...?</text:p>
            <text:p text:style-name="P37"/>
            <text:p text:style-name="P37">https://www.tutorialspoint.com/embedded_systems/es_interrupts.htm</text:p>
          </table:table-cell>
        </table:table-row>
        <table:table-row>
          <table:table-cell table:style-name="Table1.A2" office:value-type="string">
            <text:p text:style-name="P37">Direct Memory Access concept.:</text:p>
            <text:p text:style-name="P37"/>
            <text:p text:style-name="P37">https://open4tech.com/direct-memory-access-dma-in-embedded-systems/</text:p>
          </table:table-cell>
        </table:table-row>
        <table:table-row>
          <table:table-cell table:style-name="Table1.A2" office:value-type="string">
            <text:p text:style-name="P37"/>
          </table:table-cell>
        </table:table-row>
        <table:table-row>
          <table:table-cell table:style-name="Table1.A2" office:value-type="string">
            <text:p text:style-name="P37">Virtual Memory concept.:</text:p>
            <text:p text:style-name="P37"/>
            <text:p text:style-name="P37">https://www.geeksforgeeks.org/virtual-memory-in-operating-system/</text:p>
          </table:table-cell>
        </table:table-row>
        <table:table-row>
          <table:table-cell table:style-name="Table1.A2" office:value-type="string">
            <text:p text:style-name="P37">what is Volatile keyword...?</text:p>
            <text:p text:style-name="P37"/>
            <text:p text:style-name="P37">https://www.educba.com/volatile-in-c/</text:p>
          </table:table-cell>
        </table:table-row>
        <table:table-row>
          <table:table-cell table:style-name="Table1.A2" office:value-type="string">
            <text:p text:style-name="P37">what is the output of following snippet</text:p>
            <text:p text:style-name="P37"/>
            <text:p text:style-name="P37"><text:soft-page-break/></text:p>
          </table:table-cell>
        </table:table-row>
        <table:table-row>
          <table:table-cell table:style-name="Table1.A2" office:value-type="string">
            <text:p text:style-name="P37">Random questions on projects mentioned in my resume.</text:p>
          </table:table-cell>
        </table:table-row>
        <table:table-row>
          <table:table-cell table:style-name="Table1.A2" office:value-type="string">
            <text:p text:style-name="P37">How many storage classes in C.:</text:p>
            <text:p text:style-name="P37"/>
            <text:p text:style-name="P37">https://www.geeksforgeeks.org/storage-classes-in-c/</text:p>
          </table:table-cell>
        </table:table-row>
        <table:table-row>
          <table:table-cell table:style-name="Table1.A2" office:value-type="string">
            <text:p text:style-name="P37">who assigns zero to the uninitialised variables.:</text:p>
            <text:p text:style-name="P37"/>
            <text:p text:style-name="P37">https://www.learncpp.com/cpp-tutorial/uninitialized-variables-and-undefined-behavior/</text:p>
          </table:table-cell>
        </table:table-row>
        <table:table-row>
          <table:table-cell table:style-name="Table1.A2" office:value-type="string">
            <text:p text:style-name="P37"/>
          </table:table-cell>
        </table:table-row>
        <table:table-row>
          <table:table-cell table:style-name="Table1.A2" office:value-type="string">
            <text:p text:style-name="P37">How an interrupt will reach to processor and explain the complete cycle.:</text:p>
            <text:p text:style-name="P37"/>
            <text:p text:style-name="P37">https://www.tutorialspoint.com/what-are-the-interrupt-stages-and-processing</text:p>
          </table:table-cell>
        </table:table-row>
        <table:table-row>
          <table:table-cell table:style-name="Table1.A2" office:value-type="string">
            <text:p text:style-name="P37">Questions on I2C.(Here it took much time):</text:p>
            <text:p text:style-name="P37">https://www.circuitbasics.com/basics-of-the-i2c-communication-protocol/</text:p>
          </table:table-cell>
        </table:table-row>
        <table:table-row>
          <table:table-cell table:style-name="Table1.A2" office:value-type="string">
            <text:p text:style-name="P37">Synchronisation mechanisms.:</text:p>
            <text:p text:style-name="P37"/>
            <text:p text:style-name="P37">https://www.scaler.com/topics/operating-system/process-synchronization-in-os/</text:p>
          </table:table-cell>
        </table:table-row>
        <table:table-row>
          <table:table-cell table:style-name="Table1.A2" office:value-type="string">
            <text:p text:style-name="P37">Questions on Bitwise operators, Endianess,:</text:p>
            <text:p text:style-name="P37"/>
            <text:p text:style-name="P37">https://www.geeksforgeeks.org/bit-manipulation-swap-endianness-of-a-number/</text:p>
          </table:table-cell>
        </table:table-row>
        <table:table-row>
          <table:table-cell table:style-name="Table1.A2" office:value-type="string">
            <text:p text:style-name="P37">Find the sizeof Structure without using the sizeof operator.:</text:p>
            <text:p text:style-name="P37"/>
            <text:p text:style-name="P37">https://aticleworld.com/size-of-structure-in-c/#:~:text=the%20two%20pointers.-,First%2C%20create%20the%20structure.,of%20the%20structure%20in%20c.</text:p>
          </table:table-cell>
        </table:table-row>
        <table:table-row>
          <table:table-cell table:style-name="Table1.A2" office:value-type="string">
            <text:p text:style-name="P39"><text:span text:style-name="T31">(PUZZLe)</text:span>Consider if you are having a tap, How do you measure 4 liters with the help of 5 liters</text:p>
            <text:p text:style-name="P39"><text:s/>and 3 liters buckets.:</text:p>
            <text:p text:style-name="P39"/>
            <text:p text:style-name="P39">https://www.geeksforgeeks.org/puzzle-measure-4l-using-given-3-buckets/</text:p>
          </table:table-cell>
        </table:table-row>
        <table:table-row>
          <table:table-cell table:style-name="Table1.A14" office:value-type="string">
            <text:p text:style-name="P37">Explain about Static method, Class method and normal method:</text:p>
            <text:p text:style-name="P37"/>
            <text:p text:style-name="P37">https://www.geeksforgeeks.org/class-method-vs-static-method-python/</text:p>
          </table:table-cell>
        </table:table-row>
        <table:table-row>
          <table:table-cell table:style-name="Table1.A14" office:value-type="string">
            <text:p text:style-name="P37">efficient program for prime numbers and factorial of a given No.:</text:p>
            <text:p text:style-name="P37"/>
            <text:p text:style-name="P37"><text:a xlink:type="simple" xlink:href="https://www.geeksforgeeks.org/prime-numbers/" text:style-name="Internet_20_link" text:visited-style-name="Visited_20_Internet_20_Link">https://www.geeksforgeeks.org/prime-numbers/</text:a></text:p>
            <text:p text:style-name="P37">https://www.geeksforgeeks.org/c-program-for-factorial-of-a-number/</text:p>
            <text:p text:style-name="P37"/>
            <text:p text:style-name="P37"/>
          </table:table-cell>
        </table:table-row>
        <table:table-row>
          <table:table-cell table:style-name="Table1.A14" office:value-type="string">
            <text:p text:style-name="P37">write a program to read a file and display the words with its count:</text:p>
            <text:p text:style-name="P37"/>
            <text:p text:style-name="P37"><text:a xlink:type="simple" xlink:href="https://pythonexamples.org/python-count-number-of-words-in-text-file/" text:style-name="Internet_20_link" text:visited-style-name="Visited_20_Internet_20_Link">https://pythonexamples.org/python-count-number-of-words-in-text-file/</text:a></text:p>
            <text:p text:style-name="P37"/>
            <text:p text:style-name="P37">https://codeforwin.org/2018/02/c-program-count-characters-words-lines-in-file.html</text:p>
          </table:table-cell>
        </table:table-row>
        <table:table-row>
          <table:table-cell table:style-name="Table1.A14" office:value-type="string">
            <text:p text:style-name="P37">explain decorators with an example</text:p>
            <text:p text:style-name="P37">https://www.geeksforgeeks.org/decorators-in-python/</text:p>
          </table:table-cell>
        </table:table-row>
        <table:table-row>
          <table:table-cell table:style-name="Table1.A14" office:value-type="string">
            <text:p text:style-name="P37">how to find sq root without using the sq. Root</text:p>
            <text:p text:style-name="P37"/>
            <text:p text:style-name="P37">https://www.geeksforgeeks.org/square-root-of-a-number-without-using-sqrt-function/</text:p>
          </table:table-cell>
        </table:table-row>
        <table:table-row>
          <table:table-cell table:style-name="Table1.A14" office:value-type="string">
            <text:p text:style-name="P37">program to replace null and space with $ in a file:</text:p>
            <text:p text:style-name="P37"/>
            <text:p text:style-name="P37">https://www.geeksforgeeks.org/python-pandas-dataframe-fillna-to-replace-null-values-in-dataframe/</text:p>
          </table:table-cell>
        </table:table-row>
        <table:table-row>
          <table:table-cell table:style-name="Table1.A14" office:value-type="string">
            <text:p text:style-name="P37">timer problems</text:p>
          </table:table-cell>
        </table:table-row>
        <table:table-row>
          <table:table-cell table:style-name="Table1.A14" office:value-type="string">
            <text:p text:style-name="P37">how to reverse a string</text:p>
          </table:table-cell>
        </table:table-row>
        <table:table-row>
          <table:table-cell table:style-name="Table1.A14" office:value-type="string">
            <text:p text:style-name="P37">basics of numpy module:</text:p>
            <text:p text:style-name="P37"><text:soft-page-break/></text:p>
            <text:p text:style-name="P37">https://profile.w3schools.com/refresh-session?redirect_url=https%3A%2F%2Fwww.w3schools.com%2Fpython%2Fnumpy%2Fnumpy_intro.asp</text:p>
          </table:table-cell>
        </table:table-row>
        <table:table-row>
          <table:table-cell table:style-name="Table1.A14" office:value-type="string">
            <text:p text:style-name="P37">WAP to convert decimal to binary:</text:p>
            <text:p text:style-name="P37">https://www.programiz.com/c-programming/examples/binary-decimal-convert</text:p>
          </table:table-cell>
        </table:table-row>
        <table:table-row>
          <table:table-cell table:style-name="Table1.A14" office:value-type="string">
            <text:p text:style-name="P37">WAP TO swap of 2 numbers with out assigning any third variable:</text:p>
            <text:p text:style-name="P37"/>
            <text:p text:style-name="P37">https://www.javatpoint.com/c-program-to-swap-two-numbers-without-using-third-variable</text:p>
          </table:table-cell>
        </table:table-row>
        <table:table-row>
          <table:table-cell table:style-name="Table1.A45" office:value-type="string">
            <text:p text:style-name="P37">It was split between in depth questions about the L2/L3 message transfers along with overview and general discussion about other procedures:</text:p>
            <text:p text:style-name="P37"/>
            <text:p text:style-name="P37">https://www.softwaretestinghelp.com/layer-2-and-layer-3-switches/</text:p>
          </table:table-cell>
        </table:table-row>
        <table:table-row>
          <table:table-cell table:style-name="Table1.A14" office:value-type="string">
            <text:p text:style-name="P37">Given a clock diagram asked me to get the respective number in form of square root of 3...?:</text:p>
            <text:p text:style-name="P37"/>
            <text:p text:style-name="P37">https://www.geeksforgeeks.org/square-root-of-an-integer/</text:p>
          </table:table-cell>
        </table:table-row>
        <table:table-row>
          <table:table-cell table:style-name="Table1.A14" office:value-type="string">
            <text:p text:style-name="P37">string reverse ,slicing:</text:p>
            <text:p text:style-name="P37"/>
            <text:p text:style-name="P37">https://www.w3schools.com/python/python_howto_reverse_string.asp</text:p>
          </table:table-cell>
        </table:table-row>
        <table:table-row>
          <table:table-cell table:style-name="Table1.A14" office:value-type="string">
            <text:p text:style-name="P37">DataStructures of python:</text:p>
            <text:p text:style-name="P37"/>
            <text:p text:style-name="P37">https://www.geeksforgeeks.org/python-slice-function/</text:p>
          </table:table-cell>
        </table:table-row>
        <table:table-row>
          <table:table-cell table:style-name="Table1.A14" office:value-type="string">
            <text:p text:style-name="P37">SetCopy("1","string") ,add 1 and "string" to dictionary form</text:p>
          </table:table-cell>
        </table:table-row>
        <table:table-row>
          <table:table-cell table:style-name="Table1.A14" office:value-type="string">
            <text:p text:style-name="P37">file handling(open the file and match the string  ):</text:p>
            <text:p text:style-name="P37">https://www.programiz.com/python-programming/methods/set/copy</text:p>
          </table:table-cell>
        </table:table-row>
        <table:table-row>
          <table:table-cell table:style-name="Table1.A14" office:value-type="string">
            <text:p text:style-name="P37">how do u convert tuple to list</text:p>
          </table:table-cell>
        </table:table-row>
        <table:table-row>
          <table:table-cell table:style-name="Table1.A14" office:value-type="string">
            <text:p text:style-name="P37">diff between tuple and list:</text:p>
            <text:p text:style-name="P37"/>
            <text:p text:style-name="P37">https://www.tutorialkart.com/python/python-convert-tuple-to-list/</text:p>
          </table:table-cell>
        </table:table-row>
        <table:table-row>
          <table:table-cell table:style-name="Table1.A14" office:value-type="string">
            <text:p text:style-name="P37">define dictionary and add data to dictionary:</text:p>
            <text:p text:style-name="P37"/>
            <text:p text:style-name="P37">https://www.geeksforgeeks.org/python-add-new-keys-to-a-dictionary/</text:p>
          </table:table-cell>
        </table:table-row>
        <table:table-row>
          <table:table-cell table:style-name="Table1.A14" office:value-type="string">
            <text:p text:style-name="P37">what is set ?:</text:p>
            <text:p text:style-name="P37"/>
            <text:p text:style-name="P37">https://www.geeksforgeeks.org/sets-in-python/</text:p>
          </table:table-cell>
        </table:table-row>
        <table:table-row>
          <table:table-cell table:style-name="Table1.A14" office:value-type="string">
            <text:p text:style-name="P37">regular expression:</text:p>
            <text:p text:style-name="P37"/>
            <text:p text:style-name="P37">https://www.geeksforgeeks.org/regular-expression-python-examples-set-1/</text:p>
          </table:table-cell>
        </table:table-row>
        <table:table-row>
          <table:table-cell table:style-name="Table1.A14" office:value-type="string">
            <text:p text:style-name="P37">diff between search and findall:</text:p>
            <text:p text:style-name="P37"/>
            <text:p text:style-name="P37">https://www.geeksforgeeks.org/python-regex-re-search-vs-re-findall/</text:p>
          </table:table-cell>
        </table:table-row>
        <table:table-row>
          <table:table-cell table:style-name="Table1.A14" office:value-type="string">
            <text:p text:style-name="P40">basic sine wave and explanation</text:p>
          </table:table-cell>
        </table:table-row>
      </table:table>
      <text:p text:style-name="P24">:</text:p>
      <text:p text:style-name="P24"/>
      <text:p text:style-name="P24">https://en.wikipedia.org/wiki/Sine_wave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Consolas" svg:font-family="Consolas, monospace"/>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Arial, Tahoma, Calibri, Geneva, sans-serif"/>
    <style:font-face style:name="inherit" svg:font-family="inherit"/>
    <style:font-face style:name="monospace" svg:font-family="monospace, monospace"/>
    <style:font-face style:name="sofia-pro" svg:font-family="sofia-pro, sans-serif"/>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2:31:49.654584472</meta:creation-date>
    <dc:date>2023-01-05T12:19:58.800355352</dc:date>
    <meta:editing-duration>PT7H36M4S</meta:editing-duration>
    <meta:editing-cycles>3</meta:editing-cycles>
    <meta:generator>LibreOffice/7.3.7.2$Linux_X86_64 LibreOffice_project/30$Build-2</meta:generator>
    <meta:document-statistic meta:table-count="2" meta:image-count="0" meta:object-count="0" meta:page-count="14" meta:paragraph-count="442" meta:word-count="2022" meta:character-count="16000" meta:non-whitespace-character-count="13353"/>
  </office:meta>
</office:document-meta>
</file>